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PingFang SC" svg:font-family="'PingFang SC'" style:font-family-generic="system" style:font-pitch="variable"/>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5" style:family="table">
      <style:table-properties style:width="8.996cm" table:align="left"/>
    </style:style>
    <style:style style:name="Tableau5.A" style:family="table-column">
      <style:table-column-properties style:column-width="3.598cm"/>
    </style:style>
    <style:style style:name="Tableau5.B" style:family="table-column">
      <style:table-column-properties style:column-width="0.494cm"/>
    </style:style>
    <style:style style:name="Tableau5.C" style:family="table-column">
      <style:table-column-properties style:column-width="1.199cm"/>
    </style:style>
    <style:style style:name="Tableau5.D" style:family="table-column">
      <style:table-column-properties style:column-width="3.704cm"/>
    </style:style>
    <style:style style:name="Tableau5.A1" style:family="table-cell">
      <style:table-cell-properties style:vertical-align="middle"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Standard">
      <style:paragraph-properties fo:text-align="center" style:justify-single-word="false"/>
      <style:text-properties officeooo:paragraph-rsid="00e53609"/>
    </style:style>
    <style:style style:name="P3" style:family="paragraph" style:parent-style-name="_5f_Paragraphe">
      <style:paragraph-properties fo:text-align="center" style:justify-single-word="false"/>
    </style:style>
    <style:style style:name="P4" style:family="paragraph" style:parent-style-name="_5f_Header_20_G_20_page_20_paire_20__28_G_29_">
      <style:text-properties officeooo:rsid="00fbc68f" officeooo:paragraph-rsid="00fbc68f"/>
    </style:style>
    <style:style style:name="P5" style:family="paragraph" style:parent-style-name="_5f_Header_20_G_20_page_20_impaire_20__28_D_29_">
      <style:text-properties officeooo:rsid="00fc60e2" officeooo:paragraph-rsid="00fc60e2"/>
    </style:style>
    <style:style style:name="P6" style:family="paragraph" style:parent-style-name="_5f_Header_20_D_20_page_20_impaire_20__28_D_29_">
      <style:text-properties officeooo:rsid="00fe4814" officeooo:paragraph-rsid="00fe4814"/>
    </style:style>
    <style:style style:name="P7" style:family="paragraph" style:parent-style-name="_5f_Header_20_D_20_page_20_impaire_20__28_D_29_">
      <style:text-properties officeooo:rsid="0101821f" officeooo:paragraph-rsid="0101821f"/>
    </style:style>
    <style:style style:name="P8" style:family="paragraph" style:parent-style-name="_5f_Header_20_M_20_page_20_impaire_20__28_D_29_">
      <style:text-properties officeooo:rsid="0101a5c8" officeooo:paragraph-rsid="0101a5c8"/>
    </style:style>
    <style:style style:name="P9" style:family="paragraph" style:parent-style-name="_5f_Header_20_M_20_page_20_impaire_20__28_D_29_">
      <style:text-properties officeooo:rsid="01035d0f" officeooo:paragraph-rsid="01035d0f"/>
    </style:style>
    <style:style style:name="P10" style:family="paragraph" style:parent-style-name="_5f_Paragraphe">
      <style:text-properties officeooo:paragraph-rsid="01261de9"/>
    </style:style>
    <style:style style:name="P11" style:family="paragraph" style:parent-style-name="_5f_Paragraphe">
      <style:paragraph-properties fo:margin-top="0cm" fo:margin-bottom="0cm" style:contextual-spacing="false"/>
      <style:text-properties officeooo:paragraph-rsid="01261de9"/>
    </style:style>
    <style:style style:name="P12" style:family="paragraph" style:parent-style-name="_5f_Footer_20_page_20_impaire_20__28_D_29_"/>
    <style:style style:name="P13" style:family="paragraph" style:parent-style-name="_5f_Footer_20_page_20_impaire_20__28_D_29_">
      <style:text-properties officeooo:paragraph-rsid="01316a8b"/>
    </style:style>
    <style:style style:name="P14" style:family="paragraph" style:parent-style-name="_5f_Footer_20_page_20_impaire_20__28_D_29_">
      <style:paragraph-properties fo:text-align="start" style:justify-single-word="false"/>
      <style:text-properties officeooo:rsid="0104ebc9" officeooo:paragraph-rsid="0104ebc9"/>
    </style:style>
    <style:style style:name="P15" style:family="paragraph" style:parent-style-name="_5f_Footer_20_page_20_paire_20__28_G_29_">
      <style:paragraph-properties fo:text-align="end" style:justify-single-word="false"/>
      <style:text-properties officeooo:rsid="0104ebc9" officeooo:paragraph-rsid="0104ebc9"/>
    </style:style>
    <style:style style:name="P16" style:family="paragraph" style:parent-style-name="_5f_Footer_20_page_20_paire_20__28_G_29_"/>
    <style:style style:name="P17" style:family="paragraph" style:parent-style-name="_5f_Footer_20_page_20_paire_20__28_G_29_">
      <style:text-properties officeooo:paragraph-rsid="01316a8b"/>
    </style:style>
    <style:style style:name="P18" style:family="paragraph" style:parent-style-name="_5f_Footer_20_page_20_paire_20__28_G_29_">
      <style:text-properties officeooo:paragraph-rsid="01336347"/>
    </style:style>
    <style:style style:name="P19" style:family="paragraph" style:parent-style-name="_5f_Footer_20_page_20_paire_20__28_G_29_">
      <style:text-properties officeooo:paragraph-rsid="0135ac9e"/>
    </style:style>
    <style:style style:name="P20" style:family="paragraph" style:parent-style-name="_5f_Footer_20_page_20_paire_20__28_G_29_">
      <style:text-properties officeooo:paragraph-rsid="01397109"/>
    </style:style>
    <style:style style:name="P21" style:family="paragraph" style:parent-style-name="_5f_Footer_20_page_20_paire_20__28_G_29_">
      <style:text-properties officeooo:paragraph-rsid="013b50d8"/>
    </style:style>
    <style:style style:name="P22" style:family="paragraph" style:parent-style-name="_5f_Footer_20_page_20_paire_20__28_G_29_">
      <style:paragraph-properties fo:text-align="end" style:justify-single-word="false"/>
      <style:text-properties officeooo:paragraph-rsid="01336347"/>
    </style:style>
    <style:style style:name="P23" style:family="paragraph" style:parent-style-name="_5f_Footer_20_page_20_paire_20__28_G_29_">
      <style:paragraph-properties fo:text-align="end" style:justify-single-word="false"/>
      <style:text-properties officeooo:paragraph-rsid="0135ac9e"/>
    </style:style>
    <style:style style:name="P24" style:family="paragraph" style:parent-style-name="_5f_Footer_20_page_20_paire_20__28_G_29_">
      <style:paragraph-properties fo:text-align="end" style:justify-single-word="false"/>
      <style:text-properties officeooo:paragraph-rsid="01397109"/>
    </style:style>
    <style:style style:name="P25" style:family="paragraph" style:parent-style-name="_5f_Footer_20_page_20_paire_20__28_G_29_">
      <style:paragraph-properties fo:text-align="end" style:justify-single-word="false"/>
      <style:text-properties officeooo:paragraph-rsid="013b50d8"/>
    </style:style>
    <style:style style:name="P26" style:family="paragraph" style:parent-style-name="_5f_Header_20_D_20_page_20_paire_20__28_G_29_">
      <style:text-properties officeooo:paragraph-rsid="00fe4814"/>
    </style:style>
    <style:style style:name="P27" style:family="paragraph" style:parent-style-name="_5f_Header_20_D_20_page_20_paire_20__28_G_29_">
      <style:text-properties officeooo:rsid="0101821f" officeooo:paragraph-rsid="0101821f"/>
    </style:style>
    <style:style style:name="P28" style:family="paragraph" style:parent-style-name="_5f_Header_20_G_20_page_20_paire_20__28_G_29_">
      <style:text-properties officeooo:rsid="00ff3616" officeooo:paragraph-rsid="00ff3616"/>
    </style:style>
    <style:style style:name="P29" style:family="paragraph" style:parent-style-name="_5f_Header_20_G_20_page_20_paire_20__28_G_29_">
      <style:paragraph-properties fo:text-align="start" style:justify-single-word="false"/>
      <style:text-properties officeooo:rsid="00ff1fa1" officeooo:paragraph-rsid="00ff1fa1"/>
    </style:style>
    <style:style style:name="P30" style:family="paragraph" style:parent-style-name="_5f_Header_20_M_20_page_20_impaire_20__28_D_29_">
      <style:text-properties officeooo:rsid="01035d0f" officeooo:paragraph-rsid="01035d0f"/>
    </style:style>
    <style:style style:name="P31" style:family="paragraph" style:parent-style-name="_5f_Header_20_M_20_page_20_paire_20__28_G_29_">
      <style:text-properties officeooo:rsid="0101a5c8" officeooo:paragraph-rsid="0101a5c8"/>
    </style:style>
    <style:style style:name="P3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33" style:family="paragraph" style:parent-style-name="_5f_Paragraphe_5f_Bullet" style:list-style-name="List_20_1"/>
    <style:style style:name="P34" style:family="paragraph" style:parent-style-name="_5f_Paragraphe_5f_Réponse_5f_Elève_5f_numéroté" style:list-style-name="_5f_Numérotation_20_des_20_exercices">
      <style:text-properties officeooo:paragraph-rsid="01261de9"/>
    </style:style>
    <style:style style:name="P35" style:family="paragraph" style:parent-style-name="_5f_Paragraphe_5f_avec_5f_Num_5f_Question" style:list-style-name="_5f_Numérotation_20_des_20_exercices"/>
    <style:style style:name="P36" style:family="paragraph" style:parent-style-name="_5f_Paragraphe_5f_avec_5f_Num_5f_Question" style:list-style-name="_5f_Numérotation_20_des_20_exercices">
      <style:paragraph-properties fo:text-align="start" style:justify-single-word="false"/>
    </style:style>
    <style:style style:name="P37" style:family="paragraph" style:parent-style-name="_5f_Paragraphe_5f_avec_5f_Num_5f_Question" style:list-style-name="_5f_Numérotation_20_des_20_exercices">
      <style:paragraph-properties fo:text-align="start" style:justify-single-word="false"/>
      <style:text-properties officeooo:paragraph-rsid="011148d9"/>
    </style:style>
    <style:style style:name="P38" style:family="paragraph" style:parent-style-name="_5f_Paragraphe_5f_avec_5f_Num_5f_Question" style:list-style-name=""/>
    <style:style style:name="P39" style:family="paragraph" style:parent-style-name="_5f_Premier_5f_Titre_5f_Exercices_5f_avec_5f_Num_5f_Exo_5f_sans_5f_Titre" style:list-style-name="_5f_Numérotation_20_des_20_exercices"/>
    <style:style style:name="P40" style:family="paragraph" style:parent-style-name="_5f_Premier_5f_Titre_5f_Exercices_5f_avec_5f_Num_5f_Exo_5f_sans_5f_Titre" style:list-style-name="_5f_Numérotation_20_des_20_exercices" style:master-page-name="SERIE_5f_Geometrie_5f_CLR_5f_1ca2b8_5f_2col">
      <style:paragraph-properties style:page-number="auto"/>
    </style:style>
    <style:style style:name="P41" style:family="paragraph" style:parent-style-name="_5f_Titre_5f_Exercices_5f_sans_5f_Titre" style:list-style-name="_5f_Numérotation_20_des_20_exercices"/>
    <style:style style:name="P42" style:family="paragraph" style:parent-style-name="_5f_Titre_5f_Exercices_5f_sans_5f_Titre" style:list-style-name="_5f_Numérotation_20_des_20_exercices">
      <style:paragraph-properties fo:break-before="column"/>
    </style:style>
    <style:style style:name="P43" style:family="paragraph" style:parent-style-name="_5f_Titre_5f_Exercices_5f_sans_5f_Titre" style:list-style-name="_5f_Numérotation_20_des_20_exercices">
      <style:paragraph-properties fo:text-align="start" style:justify-single-word="false"/>
    </style:style>
    <style:style style:name="P44" style:family="paragraph" style:parent-style-name="_5f_Titre_5f_Exercices_5f_sans_5f_Titre" style:list-style-name="_5f_Numérotation_20_des_20_exercices">
      <style:paragraph-properties fo:text-align="start" style:justify-single-word="false"/>
      <style:text-properties officeooo:paragraph-rsid="010fc414"/>
    </style:style>
    <style:style style:name="P45" style:family="paragraph" style:parent-style-name="_5f_Titre_5f_Exercices_5f_sans_5f_Titre" style:list-style-name="_5f_Numérotation_20_des_20_exercices">
      <style:paragraph-properties fo:text-align="start" style:justify-single-word="false" fo:break-before="column"/>
    </style:style>
    <style:style style:name="P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writing-mode="lr-tb"/>
    </style:style>
    <style:style style:name="P4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4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style>
    <style:style style:name="P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fo:background-color="#ffff00" style:font-name-asian="PingFang SC"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PingFang SC"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4" style:family="paragraph">
      <style:paragraph-properties fo:text-align="center"/>
    </style:style>
    <style:style style:name="P55"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5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font-relief="none"/>
    </style:style>
    <style:style style:name="P5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1"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3"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4" style:family="paragraph">
      <loext:graphic-properties draw:fill="none" draw:fill-color="#e6e6e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5" style:family="paragraph">
      <loext:graphic-properties draw:fill="solid"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6" style:family="paragraph">
      <loext:graphic-properties draw:fill="none"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P6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8" style:family="paragraph">
      <loext:graphic-properties draw:fill="solid" draw:fill-color="#7fb241"/>
    </style:style>
    <style:style style:name="P69" style:family="paragraph">
      <loext:graphic-properties draw:fill="solid" draw:fill-color="#9d0f89"/>
    </style:style>
    <style:style style:name="P70" style:family="paragraph">
      <loext:graphic-properties draw:fill="solid" draw:fill-color="#1ca2b8"/>
    </style:style>
    <style:style style:name="P71" style:family="paragraph">
      <loext:graphic-properties draw:fill="solid" draw:fill-color="#d7e12c"/>
    </style:style>
    <style:style style:name="P7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7fb241" loext:opacity="100%" style:font-name="Bitstream Vera Sans6" fo:font-size="16pt" fo:font-weight="bold"/>
    </style:style>
    <style:style style:name="T4" style:family="text">
      <style:text-properties fo:font-variant="small-caps" fo:color="#7fb241" loext:opacity="100%" style:font-name="Bitstream Vera Sans6" fo:font-size="16pt" fo:font-weight="bold" officeooo:rsid="02768590"/>
    </style:style>
    <style:style style:name="T5" style:family="text">
      <style:text-properties fo:font-variant="small-caps" fo:color="#7fb241" loext:opacity="100%" style:font-name="Bitstream Vera Sans6" fo:font-size="16pt" fo:font-weight="bold" officeooo:rsid="0021cde5"/>
    </style:style>
    <style:style style:name="T6" style:family="text">
      <style:text-properties fo:font-size="16pt" officeooo:rsid="00fe4814" style:font-size-asian="16pt" style:font-size-complex="16pt"/>
    </style:style>
    <style:style style:name="T7" style:family="text">
      <style:text-properties officeooo:rsid="0105a3e8"/>
    </style:style>
    <style:style style:name="T8" style:family="text">
      <style:text-properties officeooo:rsid="010d7050"/>
    </style:style>
    <style:style style:name="T9" style:family="text">
      <style:text-properties officeooo:rsid="01128b59"/>
    </style:style>
    <style:style style:name="T10" style:family="text">
      <style:text-properties officeooo:rsid="01146913"/>
    </style:style>
    <style:style style:name="T11" style:family="text">
      <style:text-properties officeooo:rsid="011641cb"/>
    </style:style>
    <style:style style:name="T12" style:family="text">
      <style:text-properties officeooo:rsid="0116877f"/>
    </style:style>
    <style:style style:name="T13" style:family="text">
      <style:text-properties officeooo:rsid="0116f86a"/>
    </style:style>
    <style:style style:name="T14" style:family="text">
      <style:text-properties officeooo:rsid="011ef0f4"/>
    </style:style>
    <style:style style:name="T15" style:family="text">
      <style:text-properties style:use-window-font-color="true" loext:opacity="0%"/>
    </style:style>
    <style:style style:name="T16" style:family="text">
      <style:text-properties style:use-window-font-color="true" loext:opacity="0%" style:font-name="Bitstream Vera Sans5" fo:font-size="10pt" fo:font-style="normal" officeooo:rsid="00205f38" fo:background-color="#ffff00" loext:char-shading-value="0"/>
    </style:style>
    <style:style style:name="T17" style:family="text">
      <style:text-properties style:use-window-font-color="true" loext:opacity="0%" style:font-name="Bitstream Vera Sans5" fo:font-size="10pt" fo:font-style="normal" officeooo:rsid="002507e9" fo:background-color="#ffff00" loext:char-shading-value="0"/>
    </style:style>
    <style:style style:name="T18" style:family="text">
      <style:text-properties style:use-window-font-color="true" loext:opacity="0%" style:text-position="0% 100%" fo:font-style="normal" style:font-name-asian="OpenSymbol1" style:font-size-asian="10pt" style:font-style-asian="normal" style:font-name-complex="OpenSymbol1" style:font-size-complex="10pt" style:font-style-complex="normal"/>
    </style:style>
    <style:style style:name="T19" style:family="text">
      <style:text-properties style:use-window-font-color="true" loext:opacity="0%" style:text-position="0% 100%" fo:font-style="normal" officeooo:rsid="00205f38" style:font-name-asian="OpenSymbol1" style:font-size-asian="10pt" style:font-style-asian="normal" style:font-name-complex="OpenSymbol1" style:font-size-complex="10pt" style:font-style-complex="normal"/>
    </style:style>
    <style:style style:name="T20" style:family="text">
      <style:text-properties style:use-window-font-color="true" loext:opacity="0%" style:text-position="0% 100%" fo:font-style="normal" officeooo:rsid="002130e5" style:font-name-asian="OpenSymbol1" style:font-size-asian="10pt" style:font-style-asian="normal" style:font-name-complex="OpenSymbol1" style:font-size-complex="10pt" style:font-style-complex="normal"/>
    </style:style>
    <style:style style:name="T21" style:family="text">
      <style:text-properties style:use-window-font-color="true" loext:opacity="0%" style:text-position="0% 100%" fo:font-style="normal" officeooo:rsid="002507e9" style:font-name-asian="OpenSymbol1" style:font-size-asian="10pt" style:font-style-asian="normal" style:font-name-complex="OpenSymbol1" style:font-size-complex="10pt" style:font-style-complex="normal"/>
    </style:style>
    <style:style style:name="T22" style:family="text">
      <style:text-properties style:use-window-font-color="true" loext:opacity="0%" style:text-position="0% 100%" fo:font-style="normal" officeooo:rsid="0025bcdc" style:font-name-asian="OpenSymbol1" style:font-size-asian="10pt" style:font-style-asian="normal" style:font-name-complex="OpenSymbol1" style:font-size-complex="10pt" style:font-style-complex="normal"/>
    </style:style>
    <style:style style:name="T23" style:family="text">
      <style:text-properties style:use-window-font-color="true" loext:opacity="0%" style:text-position="0% 100%" fo:font-style="normal" officeooo:rsid="0022c7fb" style:font-name-asian="OpenSymbol1" style:font-size-asian="10pt" style:font-style-asian="normal" style:font-name-complex="OpenSymbol1" style:font-size-complex="10pt" style:font-style-complex="normal"/>
    </style:style>
    <style:style style:name="T24" style:family="text">
      <style:text-properties style:use-window-font-color="true" loext:opacity="0%" style:text-position="0% 100%" fo:font-style="normal" officeooo:rsid="0022e760" style:font-name-asian="OpenSymbol1" style:font-size-asian="10pt" style:font-style-asian="normal" style:font-name-complex="OpenSymbol1" style:font-size-complex="10pt" style:font-style-complex="normal"/>
    </style:style>
    <style:style style:name="T25" style:family="text">
      <style:text-properties style:use-window-font-color="true" loext:opacity="0%" style:text-position="0% 100%" fo:font-style="normal" officeooo:rsid="0025e598" style:font-name-asian="OpenSymbol1" style:font-size-asian="10pt" style:font-style-asian="normal" style:font-name-complex="OpenSymbol1" style:font-size-complex="10pt" style:font-style-complex="normal"/>
    </style:style>
    <style:style style:name="T26" style:family="text">
      <style:text-properties style:use-window-font-color="true" loext:opacity="0%" style:text-position="0% 100%" fo:font-style="normal" officeooo:rsid="0027c347" style:font-name-asian="OpenSymbol1" style:font-size-asian="10pt" style:font-style-asian="normal" style:font-name-complex="OpenSymbol1" style:font-size-complex="10pt" style:font-style-complex="normal"/>
    </style:style>
    <style:style style:name="T27" style:family="text">
      <style:text-properties style:use-window-font-color="true" loext:opacity="0%" style:text-position="0% 100%" fo:font-style="normal" officeooo:rsid="0021c7da" style:font-name-asian="OpenSymbol1" style:font-size-asian="10pt" style:font-style-asian="normal" style:font-name-complex="OpenSymbol1" style:font-size-complex="10pt" style:font-style-complex="normal"/>
    </style:style>
    <style:style style:name="T28" style:family="text">
      <style:text-properties style:use-window-font-color="true" loext:opacity="0%" style:text-position="0% 100%" fo:font-style="normal" officeooo:rsid="0022b369" style:font-name-asian="OpenSymbol1" style:font-size-asian="10pt" style:font-style-asian="normal" style:font-name-complex="OpenSymbol1" style:font-size-complex="10pt" style:font-style-complex="normal"/>
    </style:style>
    <style:style style:name="T29" style:family="text">
      <style:text-properties style:use-window-font-color="true" loext:opacity="0%" style:text-position="0% 100%" style:font-name="Bitstream Vera Sans6" fo:font-size="10pt" fo:font-style="normal" officeooo:rsid="002130e5" fo:background-color="#ffff00" loext:char-shading-value="0" style:font-name-asian="OpenSymbol1" style:font-size-asian="10pt" style:font-style-asian="normal" style:font-name-complex="OpenSymbol1" style:font-size-complex="10pt" style:font-style-complex="normal"/>
    </style:style>
    <style:style style:name="T30" style:family="text">
      <style:text-properties style:use-window-font-color="true" loext:opacity="0%" style:text-position="0% 100%" style:font-name="Bitstream Vera Sans6" fo:font-size="10pt" fo:font-style="normal" officeooo:rsid="00205f38" fo:background-color="#ffff00" loext:char-shading-value="0" style:font-name-asian="OpenSymbol1" style:font-size-asian="10pt" style:font-style-asian="normal" style:font-name-complex="OpenSymbol1" style:font-size-complex="10pt" style:font-style-complex="normal"/>
    </style:style>
    <style:style style:name="T31" style:family="text">
      <style:text-properties style:use-window-font-color="true" loext:opacity="0%" style:text-position="0% 100%" style:font-name="Bitstream Vera Sans6" fo:font-size="10pt" fo:font-style="normal" officeooo:rsid="0021c7da" fo:background-color="#ffff00" loext:char-shading-value="0" style:font-name-asian="OpenSymbol1" style:font-size-asian="10pt" style:font-style-asian="normal" style:font-name-complex="OpenSymbol1" style:font-size-complex="10pt" style:font-style-complex="normal"/>
    </style:style>
    <style:style style:name="T32" style:family="text">
      <style:text-properties style:use-window-font-color="true" loext:opacity="0%" style:text-position="0% 100%" style:font-name="Bitstream Vera Sans6" fo:font-size="10pt" fo:font-style="normal" officeooo:rsid="0025e598" fo:background-color="#ffff00" loext:char-shading-value="0" style:font-name-asian="OpenSymbol1" style:font-size-asian="10pt" style:font-style-asian="normal" style:font-name-complex="OpenSymbol1" style:font-size-complex="10pt" style:font-style-complex="normal"/>
    </style:style>
    <style:style style:name="T33" style:family="text">
      <style:text-properties style:use-window-font-color="true" loext:opacity="0%" style:text-position="0% 100%" style:font-name="Bitstream Vera Sans6" fo:font-size="10pt" fo:font-style="normal" officeooo:rsid="00278465" fo:background-color="#ffff00" loext:char-shading-value="0" style:font-name-asian="OpenSymbol1" style:font-size-asian="10pt" style:font-style-asian="normal" style:font-name-complex="OpenSymbol1" style:font-size-complex="10pt" style:font-style-complex="normal"/>
    </style:style>
    <style:style style:name="T34" style:family="text">
      <style:text-properties style:use-window-font-color="true" loext:opacity="0%" style:text-position="0% 100%" style:font-name="Bitstream Vera Sans6" fo:font-size="10pt" fo:font-style="normal" officeooo:rsid="0025e598" fo:background-color="#ffff00" loext:char-shading-value="0" style:font-name-asian="OpenSymbol1" style:font-size-asian="11pt" style:font-style-asian="normal" style:font-name-complex="OpenSymbol1" style:font-size-complex="11pt" style:font-style-complex="normal"/>
    </style:style>
    <style:style style:name="T35" style:family="text">
      <style:text-properties style:use-window-font-color="true" loext:opacity="0%" style:text-position="0% 100%" style:font-name="Bitstream Vera Sans6" fo:font-size="10pt" fo:font-style="normal" officeooo:rsid="00278465" fo:background-color="#ffff00" loext:char-shading-value="0" style:font-name-asian="OpenSymbol1" style:font-size-asian="11pt" style:font-style-asian="normal" style:font-name-complex="OpenSymbol1" style:font-size-complex="11pt" style:font-style-complex="normal"/>
    </style:style>
    <style:style style:name="T36" style:family="text">
      <style:text-properties style:use-window-font-color="true" loext:opacity="0%" style:text-position="0% 100%" fo:font-style="italic" style:font-name-asian="OpenSymbol1" style:font-size-asian="10pt" style:font-style-asian="italic" style:font-name-complex="OpenSymbol1" style:font-size-complex="10pt" style:font-style-complex="italic"/>
    </style:style>
    <style:style style:name="T37" style:family="text">
      <style:text-properties style:use-window-font-color="true" loext:opacity="0%" style:text-position="0% 100%" fo:font-style="italic" officeooo:rsid="00215995" style:font-name-asian="OpenSymbol1" style:font-size-asian="10pt" style:font-style-asian="italic" style:font-name-complex="OpenSymbol1" style:font-size-complex="10pt" style:font-style-complex="italic"/>
    </style:style>
    <style:style style:name="T38" style:family="text">
      <style:text-properties style:use-window-font-color="true" loext:opacity="0%" style:text-position="0% 100%" fo:font-style="italic" officeooo:rsid="0025bcdc" style:font-name-asian="OpenSymbol1" style:font-size-asian="10pt" style:font-style-asian="italic" style:font-name-complex="OpenSymbol1" style:font-size-complex="10pt" style:font-style-complex="italic"/>
    </style:style>
    <style:style style:name="T39" style:family="text">
      <style:text-properties style:use-window-font-color="true" loext:opacity="0%" officeooo:rsid="0025bcdc"/>
    </style:style>
    <style:style style:name="T40" style:family="text">
      <style:text-properties officeooo:rsid="01261de9"/>
    </style:style>
    <style:style style:name="T41" style:family="text">
      <style:text-properties fo:color="#000000" loext:opacity="100%" style:text-position="0% 100%" fo:font-style="normal" style:font-name-asian="OpenSymbol1" style:font-size-asian="10pt" style:font-style-asian="normal" style:font-name-complex="OpenSymbol1" style:font-size-complex="10pt" style:font-style-complex="normal"/>
    </style:style>
    <style:style style:name="T42" style:family="text">
      <style:text-properties fo:color="#000000" loext:opacity="100%" style:text-position="0% 100%" fo:font-style="normal" officeooo:rsid="002130e5" style:font-name-asian="OpenSymbol1" style:font-size-asian="10pt" style:font-style-asian="normal" style:font-name-complex="OpenSymbol1" style:font-size-complex="10pt" style:font-style-complex="normal"/>
    </style:style>
    <style:style style:name="T43" style:family="text">
      <style:text-properties fo:color="#000000" loext:opacity="100%" style:text-position="0% 100%" fo:font-style="normal" officeooo:rsid="002507e9" style:font-name-asian="OpenSymbol1" style:font-size-asian="10pt" style:font-style-asian="normal" style:font-name-complex="OpenSymbol1" style:font-size-complex="10pt" style:font-style-complex="normal"/>
    </style:style>
    <style:style style:name="T44" style:family="text">
      <style:text-properties fo:color="#000000" loext:opacity="100%" style:text-position="0% 100%" fo:font-style="normal" officeooo:rsid="0027c347" style:font-name-asian="OpenSymbol1" style:font-size-asian="10pt" style:font-style-asian="normal" style:font-name-complex="OpenSymbol1" style:font-size-complex="10pt" style:font-style-complex="normal"/>
    </style:style>
    <style:style style:name="T45" style:family="text">
      <style:text-properties style:text-position="0% 100%" style:font-name-asian="OpenSymbol1" style:font-size-asian="10pt" style:font-style-asian="normal" style:font-name-complex="OpenSymbol1" style:font-size-complex="10pt" style:font-style-complex="normal"/>
    </style:style>
    <style:style style:name="T46" style:family="text">
      <style:text-properties style:text-position="0% 100%" officeooo:rsid="002507e9" style:font-name-asian="OpenSymbol1" style:font-size-asian="10pt" style:font-style-asian="normal" style:font-name-complex="OpenSymbol1" style:font-size-complex="10pt" style:font-style-complex="normal"/>
    </style:style>
    <style:style style:name="T47" style:family="text">
      <style:text-properties style:text-position="0% 100%" fo:font-style="normal" style:font-name-asian="OpenSymbol1" style:font-size-asian="10pt" style:font-style-asian="normal" style:font-name-complex="OpenSymbol1" style:font-size-complex="10pt" style:font-style-complex="normal"/>
    </style:style>
    <style:style style:name="T48" style:family="text">
      <style:text-properties style:text-position="0% 100%" fo:font-style="normal" officeooo:rsid="002507e9" style:font-name-asian="OpenSymbol1" style:font-size-asian="10pt" style:font-style-asian="normal" style:font-name-complex="OpenSymbol1" style:font-size-complex="10pt" style:font-style-complex="normal"/>
    </style:style>
    <style:style style:name="T49" style:family="text">
      <style:text-properties fo:font-variant="normal" fo:text-transform="none"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fo:background-color="#ffff00" style:font-name-asian="PingFang SC"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ffff00" style:font-name-asian="PingFang SC"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53"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font-relief="none"/>
    </style:style>
    <style:style style:name="T54"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font-relief="none"/>
    </style:style>
    <style:style style:name="T55"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57"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_5f_Formule_5f_corrigée">
      <style:graphic-properties style:vertical-pos="from-top" style:horizontal-pos="from-left" style:horizontal-rel="paragraph-content" draw:ole-draw-aspect="1"/>
    </style:style>
    <style:style style:name="fr3" style:family="graphic" style:parent-style-name="Formula">
      <style:graphic-properties fo:margin-left="0.011cm" fo:margin-right="0.011cm"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sep style:width="0.021cm" style:color="#b2b2b2" style:height="100%" style:style="solid"/>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2">
          <style:column style:rel-width="2353*" fo:start-indent="0cm" fo:end-indent="0.15cm"/>
          <style:column style:rel-width="2835*" fo:start-indent="0.15cm" fo:end-indent="0cm"/>
        </style:columns>
      </style:section-properties>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1cm" svg:stroke-color="#ff0000" draw:marker-start="" draw:marker-start-width="0.31cm" draw:marker-start-center="false" draw:marker-end="" draw:marker-end-width="0.31cm" draw:marker-end-center="false" draw:fill="none" draw:fill-color="#729fcf" loext:fill-use-slide-background="false" draw:textarea-horizontal-align="justify" draw:textarea-vertical-align="middle" draw:auto-grow-height="false" fo:min-height="2.381cm" fo:min-width="2.131cm" fo:padding-top="0.161cm" fo:padding-bottom="0.161cm" fo:padding-left="0.286cm" fo:padding-right="0.286cm" fo:wrap-option="wrap" draw:shadow="hidden" draw:shadow-offset-x="0.199cm" draw:shadow-offset-y="0.199cm" draw:shadow-color="#808080" loext:decorative="fals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solid" svg:stroke-width="0.041cm" svg:stroke-color="#000000" draw:marker-start="" draw:marker-start-width="0.259cm" draw:marker-start-center="false" draw:marker-end="" draw:marker-end-width="0.259cm" draw:marker-end-center="false" draw:fill="none" draw:fill-color="#729fcf" loext:fill-use-slide-background="false" draw:textarea-horizontal-align="justify" draw:textarea-vertical-align="middle" draw:auto-grow-height="false" fo:min-height="0cm" fo:min-width="0cm" fo:padding-top="0.145cm" fo:padding-bottom="0.145cm" fo:padding-left="0.27cm" fo:padding-right="0.27cm" fo:wrap-option="wrap" draw:shadow="hidden" draw:shadow-offset-x="0.199cm" draw:shadow-offset-y="0.199cm" draw:shadow-color="#808080" loext:decorative="false" style:run-through="foreground"/>
    </style:style>
    <style:style style:name="gr8"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fo:padding-top="0.145cm" fo:padding-bottom="0.145cm" fo:padding-left="0.27cm" fo:padding-right="0.27cm" fo:wrap-option="wrap" draw:shadow="hidden" draw:shadow-offset-x="0.199cm" draw:shadow-offset-y="0.199cm" draw:shadow-color="#808080" loext:decorative="false" style:run-through="foreground"/>
    </style:style>
    <style:style style:name="gr9"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3cm" fo:min-width="0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0.30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0.26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13cm" fo:min-width="0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5" style:family="graphic">
      <style:graphic-properties svg:stroke-width="0.101cm" svg:stroke-color="#ffcc00" draw:marker-start-width="0.499cm" draw:marker-end-width="0.499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loext:decorative="false"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77cm" fo:min-width="0.801cm" draw:shadow="hidden" draw:shadow-offset-x="0.3cm" draw:shadow-offset-y="0.3cm" draw:shadow-color="#808080" loext:decorative="false" style:run-through="foreground"/>
      <style:paragraph-properties style:writing-mode="lr-tb"/>
    </style:style>
    <style:style style:name="gr1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45cm" draw:shadow="hidden" draw:shadow-offset-x="0.3cm" draw:shadow-offset-y="0.3cm" draw:shadow-color="#808080" loext:decorative="false" style:run-through="foreground"/>
      <style:paragraph-properties style:writing-mode="lr-tb"/>
    </style:style>
    <style:style style:name="gr20" style:family="graphic">
      <style:graphic-properties draw:stroke="none" svg:stroke-width="0.019cm" svg:stroke-color="#000000" draw:marker-start-width="0.3cm" draw:marker-start-center="false" draw:marker-end-width="0.3cm" draw:marker-end-center="false" draw:fill="none" draw:fill-color="#ffffff" fo:min-height="0.87cm" draw:shadow="hidden" draw:shadow-offset-x="0.3cm" draw:shadow-offset-y="0.3cm" draw:shadow-color="#808080" loext:decorative="false" style:run-through="foreground"/>
    </style:style>
    <style:style style:name="gr2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5cm" draw:shadow="hidden" draw:shadow-offset-x="0.3cm" draw:shadow-offset-y="0.3cm" draw:shadow-color="#808080" loext:decorative="false" style:run-through="foreground"/>
      <style:paragraph-properties style:writing-mode="lr-tb"/>
    </style:style>
    <style:style style:name="gr2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397cm" draw:shadow="hidden" draw:shadow-offset-x="0.3cm" draw:shadow-offset-y="0.3cm" draw:shadow-color="#808080" loext:decorative="false" style:run-through="foreground"/>
      <style:paragraph-properties style:writing-mode="lr-tb"/>
    </style:style>
    <style:style style:name="gr2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01cm" draw:shadow="hidden" draw:shadow-offset-x="0.3cm" draw:shadow-offset-y="0.3cm" draw:shadow-color="#808080" loext:decorative="false" style:run-through="foreground"/>
      <style:paragraph-properties style:writing-mode="lr-tb"/>
    </style:style>
    <style:style style:name="gr24"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5"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26"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7" style:family="graphic">
      <style:graphic-properties loext:decorative="false" style:run-through="foreground"/>
    </style:style>
    <style:style style:name="gr28" style:family="graphic">
      <style:graphic-properties style:writing-mode="lr-tb" loext:decorative="false" style:run-through="foreground" style:wrap="none" style:vertical-pos="from-top" style:vertical-rel="paragraph" style:horizontal-pos="center" style:horizontal-rel="paragraph" draw:wrap-influence-on-position="once-concurrent" loext:allow-overlap="true" style:flow-with-text="false"/>
    </style:style>
    <style:style style:name="gr2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82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3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77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31" style:family="graphic">
      <style:graphic-properties draw:stroke="solid" svg:stroke-width="0.019cm" svg:stroke-color="#000000" draw:marker-start="" draw:marker-start-width="0.3cm" draw:marker-start-center="false" draw:marker-end="" draw:marker-end-width="0.3cm" draw:marker-end-center="false" draw:fill="solid" draw:fill-color="#e6e6e6"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584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3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6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3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68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35"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6"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3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718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3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8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39" style:family="graphic">
      <style:graphic-properties draw:stroke="solid" svg:stroke-width="0.019cm" svg:stroke-color="#000000" draw:marker-start="" draw:marker-start-width="0.3cm" draw:marker-start-center="false" draw:marker-end="" draw:marker-end-width="0.3cm" draw:marker-end-center="false" draw:fill="none" draw:fill-color="#e6e6e6"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4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4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4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01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4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309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4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82cm" fo:padding-top="0cm" fo:padding-bottom="0cm" fo:padding-left="0cm" fo:padding-right="0cm" fo:wrap-option="wrap" draw:shadow="hidden" draw:shadow-offset-x="0.3cm" draw:shadow-offset-y="0.3cm" draw:shadow-color="#808080" loext:decorative="false" style:run-through="foreground"/>
      <style:paragraph-properties style:writing-mode="lr-tb"/>
    </style:style>
    <style:style style:name="gr44" style:family="graphic">
      <style:graphic-properties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5" style:family="graphic">
      <style:graphic-properties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solid" svg:stroke-width="0.019cm" svg:stroke-color="#000000" draw:marker-start-width="0.3cm" draw:marker-start-center="false" draw:marker-end-width="0.3cm" draw:marker-end-center="false" draw:fill="solid" draw:fill-color="#e6e6e6"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 style:family="graphic">
      <style:graphic-properties draw:stroke="solid" svg:stroke-width="0.019cm" svg:stroke-color="#000000" draw:marker-start-width="0.3cm" draw:marker-start-center="false" draw:marker-end-width="0.3cm" draw:marker-end-center="false" draw:fill="none" draw:fill-color="#e6e6e6"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06cm" fo:min-width="0.704cm" draw:shadow="hidden" draw:shadow-offset-x="0.3cm" draw:shadow-offset-y="0.3cm" draw:shadow-color="#808080" loext:decorative="false" style:run-through="foreground"/>
      <style:paragraph-properties style:writing-mode="lr-tb"/>
    </style:style>
    <style:style style:name="gr4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312cm" draw:shadow="hidden" draw:shadow-offset-x="0.3cm" draw:shadow-offset-y="0.3cm" draw:shadow-color="#808080" loext:decorative="false" style:run-through="foreground"/>
      <style:paragraph-properties style:writing-mode="lr-tb"/>
    </style:style>
    <style:style style:name="gr5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79cm" draw:shadow="hidden" draw:shadow-offset-x="0.3cm" draw:shadow-offset-y="0.3cm" draw:shadow-color="#808080" loext:decorative="false" style:run-through="foreground"/>
      <style:paragraph-properties style:writing-mode="lr-tb"/>
    </style:style>
    <style:style style:name="gr5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002cm" draw:shadow="hidden" draw:shadow-offset-x="0.3cm" draw:shadow-offset-y="0.3cm" draw:shadow-color="#808080" loext:decorative="false" style:run-through="foreground"/>
      <style:paragraph-properties style:writing-mode="lr-tb"/>
    </style:style>
    <style:style style:name="gr5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86cm" draw:shadow="hidden" draw:shadow-offset-x="0.3cm" draw:shadow-offset-y="0.3cm" draw:shadow-color="#808080" loext:decorative="false" style:run-through="foreground"/>
      <style:paragraph-properties style:writing-mode="lr-tb"/>
    </style:style>
    <style:style style:name="gr5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8"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9"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2"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63"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6"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67"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16964159" text:style-name="_5f_Numérotation_20_des_20_exercices">
        <text:list-item>
          <text:h text:style-name="P40" text:outline-level="1"><text:span text:style-name="_5f_Caractères"><text:span text:style-name="T8">Les figures suivantes ont été tracées à main levée. </text:span></text:span><text:span text:style-name="_5f_Caractères">Relie chaque quadrilatère à ses natures possibles.</text:span><text:span text:style-name="_5f_Caractères"><text:span text:style-name="T7"> </text:span></text:span></text:h>
        </text:list-item>
      </text:list>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h text:style-name="P3" text:outline-level="1"><text:span text:style-name="_5f_Caractères"><draw:g text:anchor-type="as-char" svg:y="-1.109cm" draw:z-index="69" draw:name="Objet de groupe 7" draw:style-name="gr44"><draw:path draw:style-name="gr25" draw:text-style-name="P58" svg:width="2.201cm" svg:height="0.212cm" svg:x="0.395cm" svg:y="0.005cm" svg:viewBox="0 0 2202 213" svg:d="M0 213c202-33 369-73 569-122 140-34 1289 20 1430-40l203-51"><text:p/></draw:path><draw:path draw:style-name="gr25" draw:text-style-name="P58" svg:width="1.446cm" svg:height="0.157cm" draw:transform="skewX (-0.00383972435438753) rotate (-1.95459422930845) translate (0.541145733968024cm 0.278307571292179cm)" svg:viewBox="0 0 1447 158" svg:d="M0 158c142-10 284-13 426-30 111-14 225-19 339-28 121-11 244-28 365-17 118 11 206-69 317-83"><text:p/></draw:path><draw:path draw:style-name="gr25" draw:text-style-name="P58" svg:width="1.535cm" svg:height="0.04cm" draw:transform="skewX (0.0024434609527921) rotate (-1.8472564803108) translate (2.61468619523655cm 0.0167300014473715cm)" svg:viewBox="0 0 1536 41" svg:d="M0 18c143 2 284 11 426 17 119 4 240-31 357-7 120 26 239 11 354-15 100-23 399-8 399-8"><text:p/></draw:path><draw:path draw:style-name="gr25" draw:text-style-name="P58" svg:width="2.191cm" svg:height="0.126cm" svg:x="-0.001cm" svg:y="1.492cm" svg:viewBox="0 0 2192 127" svg:d="M0 127c189-51 407-45 599-81 117-22 575-29 690-31 172-1 345 3 517-10 117-8 267-4 386-4"><text:p/></draw:path><draw:path draw:style-name="gr25" draw:text-style-name="P58" svg:width="2.158cm" svg:height="0.381cm" draw:transform="rotate (-0.785398163397449) translate (0.659116477834515cm -0.0503921782484388cm)" svg:viewBox="0 0 2159 382" svg:d="M0 381c97 4 194-14 290-18 102-5 205-13 306-33 100-19 202-45 304-61 118-17 234-61 355-67 78-4 417-112 479-157 67-51 425-45 425-45"><text:p/></draw:path><draw:path draw:style-name="gr25" draw:text-style-name="P58" svg:width="2.581cm" svg:height="1.612cm" svg:x="0.004cm" svg:y="0cm" svg:viewBox="0 0 2582 1613" svg:d="M0 1613c61-71 143-111 218-162 100-68 206-123 315-177 74-37 146-82 218-123 74-41 157-70 228-116 53-34 108-66 167-86 59-19 118-43 178-56 60-12 109-51 167-66s109-49 163-71c58-24 117-49 167-86 54-42 114-75 158-127 45-53 116-60 162-107 52-52 117-93 162-152 41-54 99-89 137-147 37-53 80-108 142-137"><text:p/></draw:path><draw:line draw:style-name="gr25" draw:text-style-name="P58" svg:x1="0.673cm" svg:y1="1.132cm" svg:x2="0.792cm" svg:y2="1.251cm"><text:p/></draw:line><draw:line draw:style-name="gr25" draw:text-style-name="P58" svg:x1="0.722cm" svg:y1="1.081cm" svg:x2="0.841cm" svg:y2="1.2cm"><text:p/></draw:line><draw:line draw:style-name="gr25" draw:text-style-name="P58" svg:x1="1.891cm" svg:y1="0.543cm" svg:x2="2.003cm" svg:y2="0.651cm"><text:p/></draw:line><draw:line draw:style-name="gr25" draw:text-style-name="P58" svg:x1="1.947cm" svg:y1="0.497cm" svg:x2="2.059cm" svg:y2="0.605cm"><text:p/></draw:line><draw:line draw:style-name="gr25" draw:text-style-name="P58" svg:x1="0.878cm" svg:y1="0.504cm" svg:x2="0.71cm" svg:y2="0.605cm"><text:p/></draw:line><draw:line draw:style-name="gr25" draw:text-style-name="P58" svg:x1="1.87cm" svg:y1="1.139cm" svg:x2="1.702cm" svg:y2="1.24cm"><text:p/></draw:line></draw:g></text:span></text:h>
            <text:h text:style-name="_5f_Paragraphe_5f_2pt" text:outline-level="1"><text:span text:style-name="_5f_Caractères_5f_2pt"/></text:h>
            <text:p text:style-name="P2"><text:span text:style-name="_5f_Caractères"><draw:g text:anchor-type="as-char" draw:z-index="71" draw:name="Objet de groupe 8" draw:style-name="gr26"><draw:path draw:style-name="gr25" draw:text-style-name="P58" svg:width="1.887cm" svg:height="0.173cm" draw:transform="skewX (0.0237364778271229) rotate (-0.249756615960388) translate (0.687892244792994cm -0.166257409018335cm)" svg:viewBox="0 0 1888 174" svg:d="M0 174c174-27 316-60 487-100 121-28 1106 16 1227-32l174-42"><text:p/></draw:path><draw:path draw:style-name="gr25" draw:text-style-name="P58" svg:width="1.208cm" svg:height="0.133cm" draw:transform="skewX (-0.0479965544298442) rotate (-2.23908289738353) translate (0.749833797491297cm 0.0787824267674143cm)" svg:viewBox="0 0 1209 134" svg:d="M0 134c118-9 237-11 356-26 93-11 188-16 283-23 101-9 204-23 305-15 98 10 172-57 265-70"><text:p/></draw:path><draw:path draw:style-name="gr25" draw:text-style-name="P58" svg:width="1.277cm" svg:height="0.035cm" draw:transform="skewX (-0.0420624349730635) rotate (-2.13157061546068) translate (2.53312953614843cm 0.30393167387327cm)" svg:viewBox="0 0 1278 36" svg:d="M0 18c118 1 236 9 355 13 99 4 199-26 296-5 100 20 199 8 295-14 83-20 332-9 332-9"><text:p/></draw:path><draw:path draw:style-name="gr25" draw:text-style-name="P58" svg:width="1.878cm" svg:height="0.102cm" draw:transform="skewX (0.0287979326579065) rotate (-0.249756615960388) translate (0.0289899661235252cm 0.927607053849337cm)" svg:viewBox="0 0 1879 103" svg:d="M0 103c162-41 349-36 513-66 101-18 493-24 592-25 148-1 296 2 444-8 99-7 228-3 330-3"><text:p/></draw:path><draw:path draw:style-name="gr25" draw:text-style-name="P58" svg:width="0.135cm" svg:height="0.118cm" draw:transform="skewX (0.0260054058547155) rotate (-0.283790536374278) translate (2.31784495275221cm 0.294699505409069cm)" svg:viewBox="0 0 136 119" svg:d="M136 100c-25 1-57 31-135 13-4-25 14-117-1-113"><text:p/></draw:path><draw:g draw:style-name="gr27"><draw:path draw:style-name="gr25" draw:text-style-name="P58" svg:width="0.16cm" svg:height="0.122cm" draw:transform="skewX (0.0172787595947438) rotate (-0.228987197861656) translate (0.608372834608656cm -0.0210754150450546cm)" svg:viewBox="0 0 161 123" svg:d="M0 122c24 1 65 5 143-14 5-25 18-108 18-108"><text:p/></draw:path><draw:path draw:style-name="gr25" draw:text-style-name="P58" svg:width="0.158cm" svg:height="0.121cm" draw:transform="skewX (0.0113446401379631) rotate (2.90597320457056) translate (0.184017501982284cm 1.03209521581738cm)" svg:viewBox="0 0 159 122" svg:d="M159 121c-25 1-65 5-144-13-4-26-15-108-15-108"><text:p/></draw:path></draw:g></draw:g></text:span></text:p>
            <text:p text:style-name="P2"><text:span text:style-name="_5f_Caractères_5f_2pt"/></text:p>
            <text:p text:style-name="P2"><text:span text:style-name="_5f_Caractères"><draw:g text:anchor-type="as-char" draw:z-index="72" draw:name="Objet de groupe 9" draw:style-name="gr24"><draw:path draw:style-name="gr25" draw:text-style-name="P58" svg:width="1.82cm" svg:height="0.24cm" draw:transform="skewX (-0.0862192650485199) rotate (-0.348193185772869) translate (0.0708773268782977cm -0.230157834041674cm)" svg:viewBox="0 0 1821 241" svg:d="M0 241c171-50 350-59 526-78 152-15 299-42 451-56 128-13 251-14 376-30 106-12 211-33 318-29l150-48"><text:p/></draw:path><draw:path draw:style-name="gr25" draw:text-style-name="P58" svg:width="1.635cm" svg:height="0.749cm" draw:transform="skewX (0.0926769832808989) rotate (-1.82596346343647) translate (0.716035529997556cm 0.259819623336446cm)" svg:viewBox="0 0 1636 750" svg:d="M0 750c254-117 355-149 473-180 116-32 218-64 363-127 146-64 257-142 364-190 100-46 436-253 436-253"><text:p/></draw:path><draw:path draw:style-name="gr25" draw:text-style-name="P58" svg:width="0.611cm" svg:height="1.489cm" draw:transform="skewX (-0.0872664625997165) rotate (-0.341211868764892) translate (1.77977048724647cm 0.398923266966869cm)" svg:viewBox="0 0 612 1490" svg:d="M0 0c59 119 88 257 168 365 75 102 98 238 125 365 25 116 79 222 110 336l101 202 108 222"><text:p/></draw:path><draw:path draw:style-name="gr25" draw:text-style-name="P58" svg:width="1.686cm" svg:height="0.114cm" draw:transform="skewX (-0.0165806278939461) rotate (-0.0673697091269807) translate (0.303134019018289cm 1.84158044961229cm)" svg:viewBox="0 0 1687 115" svg:d="M0 0c277 38 453-44 724 38 112 35 229 41 342 69 125 31 243-41 367-13l254 3"><text:p/></draw:path><draw:path draw:style-name="gr25" draw:text-style-name="P58" svg:width="1.072cm" svg:height="1.867cm" draw:transform="skewX (-0.0933751149816967) rotate (-0.346622389446074) translate (0.773161105356988cm 0.0265516521932138cm)" svg:viewBox="0 0 1073 1868" svg:d="M1073 0c-27 151-128 257-183 393-56 134-170 221-226 354-54 123-160 280-222 397-56 108-195 251-253 362l-189 362"><text:p/></draw:path><draw:path draw:style-name="gr25" draw:text-style-name="P58" svg:width="2.432cm" svg:height="1.244cm" draw:transform="skewX (-0.0956440430092893) rotate (-0.34766958699727) translate (0.000580671663118096cm 0.000406755069966039cm)" svg:viewBox="0 0 2433 1245" svg:d="M0 0c166 65 322 162 493 211 173 49 215 210 389 259 134 38 245 186 380 217 103 25 278 108 379 145 88 33 498 199 569 290 72 93 137 52 223 123"><text:p/></draw:path><draw:line draw:style-name="gr25" draw:text-style-name="P58" svg:x1="0.695cm" svg:y1="1.355cm" svg:x2="0.753cm" svg:y2="1.485cm"><text:p/></draw:line><draw:line draw:style-name="gr25" draw:text-style-name="P58" svg:x1="0.742cm" svg:y1="1.324cm" svg:x2="0.8cm" svg:y2="1.454cm"><text:p/></draw:line><draw:line draw:style-name="gr25" draw:text-style-name="P58" svg:x1="1.389cm" svg:y1="0.735cm" svg:x2="1.444cm" svg:y2="0.854cm"><text:p/></draw:line><draw:line draw:style-name="gr25" draw:text-style-name="P58" svg:x1="1.438cm" svg:y1="0.711cm" svg:x2="1.493cm" svg:y2="0.83cm"><text:p/></draw:line><draw:line draw:style-name="gr25" draw:text-style-name="P58" svg:x1="0.702cm" svg:y1="0.615cm" svg:x2="0.562cm" svg:y2="0.657cm"><text:p/></draw:line><draw:line draw:style-name="gr25" draw:text-style-name="P58" svg:x1="1.519cm" svg:y1="1.437cm" svg:x2="1.379cm" svg:y2="1.479cm"><text:p/></draw:line><draw:path draw:style-name="gr25" draw:text-style-name="P58" svg:width="0.11cm" svg:height="0.153cm" draw:transform="skewX (-0.125489173218392) rotate (2.54154845675414) translate (1.1811422446949cm 1.23476742206341cm)" svg:viewBox="0 0 111 154" svg:d="M111 154c-22 1-39 0-110-20-4-25 7-134 7-134"><text:p/></draw:path></draw:g></text:span></text:p>
            <text:p text:style-name="P2"><text:span text:style-name="_5f_Caractères_5f_2pt"/></text:p>
            <text:p text:style-name="P2"><text:span text:style-name="_5f_Caractères"><draw:g text:anchor-type="as-char" draw:z-index="66" draw:name="Objet de groupe 10" draw:style-name="gr24"><draw:path draw:style-name="gr25" draw:text-style-name="P58" svg:width="1.599cm" svg:height="0.211cm" draw:transform="skewX (-0.126361837844389) rotate (-0.616101225953998) translate (0.251312423967026cm -0.184918788575079cm)" svg:viewBox="0 0 1600 212" svg:d="M0 212c151-43 308-52 463-68 132-14 261-38 395-50 113-11 221-12 331-26 93-12 185-30 279-25l132-43"><text:p/></draw:path><draw:path draw:style-name="gr25" draw:text-style-name="P58" svg:width="1.458cm" svg:height="0.647cm" draw:transform="skewX (0.13247049022637) rotate (-2.05529972714852) translate (0.683465770003872cm 0.381962178296325cm)" svg:viewBox="0 0 1459 648" svg:d="M0 648c227-101 316-128 421-155 104-27 196-55 325-110s229-122 324-164c90-39 389-219 389-219"><text:p/></draw:path><draw:path draw:style-name="gr25" draw:text-style-name="P58" svg:width="0.536cm" svg:height="1.318cm" draw:transform="skewX (-0.12636183784439) rotate (-0.614704962552403) translate (1.55265342837585cm 0.748509902907854cm)" svg:viewBox="0 0 537 1319" svg:d="M0 0c52 105 78 228 147 323 66 91 87 211 111 324 22 102 69 196 96 298l88 179 95 195"><text:p/></draw:path><draw:path draw:style-name="gr25" draw:text-style-name="P58" svg:width="1.466cm" svg:height="0.102cm" draw:transform="skewX (-0.0474729556542458) rotate (-0.330390827402527) translate (0.00409112823411437cm 1.67061815276253cm)" svg:viewBox="0 0 1467 103" svg:d="M0 0c241 34 394-40 630 35 97 30 199 36 297 61 109 28 212-37 319-12l221 3"><text:p/></draw:path><draw:path draw:style-name="gr25" draw:text-style-name="P58" svg:width="0.943cm" svg:height="1.658cm" draw:transform="skewX (-0.129503430497979) rotate (-0.616101225953998) translate (0.786390800651716cm 0.190937531104648cm)" svg:viewBox="0 0 944 1659" svg:d="M944 0c-24 134-113 229-161 349-49 119-149 196-198 314-48 110-142 249-196 353-50 96-171 223-223 321l-166 322"><text:p/></draw:path><draw:path draw:style-name="gr25" draw:text-style-name="P58" svg:width="2.135cm" svg:height="1.105cm" draw:transform="skewX (-0.129503430497979) rotate (-0.616101225953998) translate (0.144730464515381cm 0.00081525310572215cm)" svg:viewBox="0 0 2136 1106" svg:d="M0 0c146 57 283 144 433 187 151 44 188 187 342 231 117 33 215 165 333 193 90 22 244 96 333 129 76 28 437 176 499 257 63 83 121 46 196 109"><text:p/></draw:path><draw:line draw:style-name="gr25" draw:text-style-name="P58" svg:x1="0.436cm" svg:y1="1.338cm" svg:x2="0.457cm" svg:y2="1.464cm"><text:p/></draw:line><draw:line draw:style-name="gr25" draw:text-style-name="P58" svg:x1="0.483cm" svg:y1="1.318cm" svg:x2="0.504cm" svg:y2="1.444cm"><text:p/></draw:line><draw:line draw:style-name="gr25" draw:text-style-name="P58" svg:x1="1.153cm" svg:y1="0.952cm" svg:x2="1.175cm" svg:y2="1.068cm"><text:p/></draw:line><draw:line draw:style-name="gr25" draw:text-style-name="P58" svg:x1="1.198cm" svg:y1="0.943cm" svg:x2="1.22cm" svg:y2="1.059cm"><text:p/></draw:line><draw:line draw:style-name="gr25" draw:text-style-name="P58" svg:x1="0.602cm" svg:y1="0.695cm" svg:x2="0.475cm" svg:y2="0.699cm"><text:p/></draw:line><draw:line draw:style-name="gr25" draw:text-style-name="P58" svg:x1="1.111cm" svg:y1="1.594cm" svg:x2="0.984cm" svg:y2="1.598cm"><text:p/></draw:line><draw:line draw:style-name="gr25" draw:text-style-name="P58" svg:x1="1.13cm" svg:y1="1.644cm" svg:x2="1.003cm" svg:y2="1.648cm"><text:p/></draw:line><draw:line draw:style-name="gr25" draw:text-style-name="P58" svg:x1="0.613cm" svg:y1="0.748cm" svg:x2="0.486cm" svg:y2="0.752cm"><text:p/></draw:line></draw:g></text:span></text:p>
            <text:p text:style-name="P2"><text:span text:style-name="_5f_Caractères_5f_2pt"/></text:p>
            <text:p text:style-name="P2"><text:span text:style-name="_5f_Caractères"><draw:g text:anchor-type="as-char" draw:z-index="67" draw:name="Objet de groupe 11" draw:style-name="gr24"><draw:path draw:style-name="gr25" draw:text-style-name="P58" svg:width="1.516cm" svg:height="0.195cm" draw:transform="skewX (-0.462686784703697) rotate (1.5707963267949) translate (0.0281105828884517cm 2.62927456082206cm)" svg:viewBox="0 0 1517 196" svg:d="M0 196c143-41 292-48 439-63 125-12 248-34 376-47 106-10 208-10 313-24 88-10 175-26 264-23l125-39"><text:p/></draw:path><draw:path draw:style-name="gr25" draw:text-style-name="P58" svg:width="1.483cm" svg:height="0.559cm" draw:transform="skewX (0.459196126199708) rotate (0.458847060349309) translate (0.224343184709956cm 1.90910002315688cm)" svg:viewBox="0 0 1484 560" svg:d="M0 560c231-87 322-110 428-135 106-23 199-47 331-95 131-46 232-106 329-141 93-34 396-189 396-189"><text:p/></draw:path><draw:path draw:style-name="gr25" draw:text-style-name="P58" svg:width="0.507cm" svg:height="1.211cm" draw:transform="skewX (-0.459894257900506) rotate (1.5707963267949) translate (0.03639301365317cm 1.1112653665146cm)" svg:viewBox="0 0 508 1212" svg:d="M0 0c49 97 73 210 139 297 63 83 82 194 104 297 21 96 65 181 91 275l84 164 90 179"><text:p/></draw:path><draw:path draw:style-name="gr25" draw:text-style-name="P58" svg:width="1.252cm" svg:height="0.11cm" draw:transform="skewX (-0.309795942228994) rotate (1.88530465800428) translate (1.55515031807035cm 1.24930691687291cm)" svg:viewBox="0 0 1253 111" svg:d="M0 0c205 36 337-39 538 38 83 32 170 38 253 65 93 30 181-38 273-11l189 3"><text:p/></draw:path><draw:line draw:style-name="gr25" draw:text-style-name="P58" svg:x1="1.326cm" svg:y1="0.686cm" svg:x2="1.533cm" svg:y2="0.665cm"><text:p/></draw:line><draw:line draw:style-name="gr25" draw:text-style-name="P58" svg:x1="1.322cm" svg:y1="0.601cm" svg:x2="1.529cm" svg:y2="0.58cm"><text:p/></draw:line><draw:line draw:style-name="gr25" draw:text-style-name="P58" svg:x1="0.898cm" svg:y1="1.804cm" svg:x2="0.968cm" svg:y2="2.05cm"><text:p/></draw:line><draw:line draw:style-name="gr25" draw:text-style-name="P58" svg:x1="0.534cm" svg:y1="0.499cm" svg:x2="0.604cm" svg:y2="0.745cm"><text:p/></draw:line><draw:line draw:style-name="gr25" draw:text-style-name="P58" svg:x1="0.003cm" svg:y1="1.66cm" svg:x2="0.21cm" svg:y2="1.639cm"><text:p/></draw:line><draw:line draw:style-name="gr25" draw:text-style-name="P58" svg:x1="-0.001cm" svg:y1="1.572cm" svg:x2="0.206cm" svg:y2="1.551cm"><text:p/></draw:line></draw:g></text:span></text:p>
          </table:table-cell>
          <table:table-cell table:style-name="Tableau5.A1" office:value-type="string">
            <text:list text:style-name="List_20_1">
              <text:list-item>
                <text:h text:style-name="P33" text:outline-level="1"><draw:line text:anchor-type="paragraph" draw:z-index="74" draw:name="Line 1" draw:style-name="gr15" draw:text-style-name="P54" svg:x1="0.145cm" svg:y1="0.372cm" svg:x2="1.837cm" svg:y2="7.962cm"><text:p/></draw:line></text:h>
                <text:h text:style-name="P33" text:outline-level="1"/>
                <text:h text:style-name="P33" text:outline-level="1"/>
              </text:list-item>
              <text:list-item>
                <text:h text:style-name="P33" text:outline-level="1"><draw:line text:anchor-type="paragraph" draw:z-index="75" draw:name="Line 2" draw:style-name="gr15" draw:text-style-name="P54" svg:x1="0.224cm" svg:y1="0.337cm" svg:x2="1.762cm" svg:y2="0.619cm"><text:p/></draw:line><draw:line text:anchor-type="paragraph" draw:z-index="76" draw:name="Line 3" draw:style-name="gr15" draw:text-style-name="P54" svg:x1="0.145cm" svg:y1="0.406cm" svg:x2="1.837cm" svg:y2="6.126cm"><text:p/></draw:line></text:h>
                <text:h text:style-name="P33" text:outline-level="1"><draw:line text:anchor-type="paragraph" draw:z-index="80" draw:name="Line 6" draw:style-name="gr15" draw:text-style-name="P54" svg:x1="0.233cm" svg:y1="5.258cm" svg:x2="1.836cm" svg:y2="0.007cm"><text:p/></draw:line><draw:line text:anchor-type="paragraph" draw:z-index="81" draw:name="Line 7" draw:style-name="gr15" draw:text-style-name="P54" svg:x1="0.233cm" svg:y1="5.258cm" svg:x2="1.836cm" svg:y2="0.007cm"><text:p/></draw:line></text:h>
                <text:h text:style-name="P33" text:outline-level="1"/>
                <text:h text:style-name="P33" text:outline-level="1"/>
              </text:list-item>
              <text:list-item>
                <text:h text:style-name="P33" text:outline-level="1"><draw:line text:anchor-type="paragraph" draw:z-index="78" draw:name="Line 4" draw:style-name="gr15" draw:text-style-name="P54" svg:x1="0.233cm" svg:y1="0.362cm" svg:x2="1.753cm" svg:y2="0.023cm"><text:p/></draw:line><draw:line text:anchor-type="paragraph" draw:z-index="79" draw:name="Line 5" draw:style-name="gr15" draw:text-style-name="P54" svg:x1="0.233cm" svg:y1="0.362cm" svg:x2="1.753cm" svg:y2="3.761cm"><text:p/></draw:line></text:h>
                <text:h text:style-name="P33" text:outline-level="1"/>
                <text:h text:style-name="P33" text:outline-level="1"/>
                <text:h text:style-name="P33" text:outline-level="1"/>
                <text:h text:style-name="P33" text:outline-level="1"/>
              </text:list-item>
              <text:list-item>
                <text:h text:style-name="P33" text:outline-level="1"><draw:line text:anchor-type="paragraph" draw:z-index="82" draw:name="Line 8" draw:style-name="gr15" draw:text-style-name="P54" svg:x1="0.233cm" svg:y1="0.362cm" svg:x2="1.753cm" svg:y2="0.701cm"><text:p/></draw:line></text:h>
                <text:h text:style-name="P33" text:outline-level="1"><draw:line text:anchor-type="paragraph" draw:z-index="83" draw:name="Line 9" draw:style-name="gr15" draw:text-style-name="P54" svg:x1="0.132cm" svg:y1="2.171cm" svg:x2="1.753cm" svg:y2="0.088cm"><text:p/></draw:line></text:h>
                <text:h text:style-name="P33" text:outline-level="1"/>
                <text:h text:style-name="P33" text:outline-level="1"/>
              </text:list-item>
              <text:list-item>
                <text:h text:style-name="P33" text:outline-level="1"/>
              </text:list-item>
            </text:list>
          </table:table-cell>
          <table:table-cell table:style-name="Tableau5.A1" office:value-type="string">
            <text:h text:style-name="_5f_Tableau_5f_Centré" text:outline-level="1"><text:span text:style-name="_5f_Caractères"/></text:h>
          </table:table-cell>
          <table:table-cell table:style-name="Tableau5.A1" office:value-type="string">
            <text:list text:continue-numbering="true" text:style-name="List_20_1">
              <text:list-item>
                <text:h text:style-name="P33" text:outline-level="1"><text:span text:style-name="_5f_Caractères">Rectangle </text:span></text:h>
                <text:h text:style-name="P33" text:outline-level="1"><text:span text:style-name="_5f_Caractères"/></text:h>
                <text:h text:style-name="P33" text:outline-level="1"><text:span text:style-name="_5f_Caractères"/></text:h>
              </text:list-item>
              <text:list-item>
                <text:h text:style-name="P33" text:outline-level="1"><text:span text:style-name="_5f_Caractères">Losange </text:span></text:h>
                <text:h text:style-name="P33" text:outline-level="1"><text:span text:style-name="_5f_Caractères"/></text:h>
                <text:h text:style-name="P33" text:outline-level="1"><text:span text:style-name="_5f_Caractères"/></text:h>
              </text:list-item>
              <text:list-item>
                <text:h text:style-name="P33" text:outline-level="1"><text:span text:style-name="_5f_Caractères">Carré</text:span></text:h>
                <text:h text:style-name="P33" text:outline-level="1"><text:span text:style-name="_5f_Caractères"/></text:h>
                <text:h text:style-name="P33" text:outline-level="1"><text:span text:style-name="_5f_Caractères"/></text:h>
              </text:list-item>
              <text:list-item>
                <text:h text:style-name="P33" text:outline-level="1"><text:span text:style-name="_5f_Caractères">Parallélogramme</text:span></text:h>
              </text:list-item>
            </text:list>
          </table:table-cell>
        </table:table-row>
      </table:table>
      <text:list text:continue-list="list3916964159" text:style-name="_5f_Numérotation_20_des_20_exercices">
        <text:list-item>
          <text:h text:style-name="P39" text:outline-level="1"><text:span text:style-name="_5f_Caractères">EFGH est un losange </text:span><text:span text:style-name="_5f_Caractères"><text:span text:style-name="T9">de centre J, </text:span></text:span><text:span text:style-name="_5f_Caractères"><text:span text:style-name="T10">avec</text:span></text:span><text:span text:style-name="_5f_Caractères"><text:span text:style-name="T9"> HG = 6 cm, JH = 3 cm et </text:span></text:span><text:span text:style-name="_5f_Caractères"><text:span text:style-name="T9"><draw:frame draw:style-name="fr4" draw:name="Objet5" text:anchor-type="as-char" svg:y="-0.381cm" svg:width="0.938cm" svg:height="0.464cm" draw:z-index="91"><draw:object xlink:href="./Object 5" xlink:type="simple" xlink:show="embed" xlink:actuate="onLoad"/><draw:image xlink:href="./ObjectReplacements/Object 5" xlink:type="simple" xlink:show="embed" xlink:actuate="onLoad"/></draw:frame></text:span></text:span><text:span text:style-name="_5f_Caractères"><text:span text:style-name="T9"> = 60° </text:span></text:span><text:span text:style-name="_5f_Caractères">et KLMN </text:span><text:span text:style-name="_5f_Caractères"><text:span text:style-name="T9">est </text:span></text:span><text:span text:style-name="_5f_Caractères">un carré </text:span><text:span text:style-name="_5f_Caractères"><text:span text:style-name="T9">de centre O</text:span></text:span><text:span text:style-name="_5f_Caractères">, </text:span><text:span text:style-name="_5f_Caractères"><text:span text:style-name="T8">avec KM = 7</text:span></text:span><text:span text:style-name="_5f_Caractères"><text:span text:style-name="T13"> </text:span></text:span><text:span text:style-name="_5f_Caractères"><text:span text:style-name="T8">cm.</text:span></text:span></text:h>
        </text:list-item>
      </text:list>
      <text:h text:style-name="_5f_Paragraphe" text:outline-level="1"><draw:g text:anchor-type="paragraph" draw:z-index="70" draw:name="Objet de groupe 1" draw:style-name="gr28"><draw:g draw:style-name="gr27"><draw:frame draw:style-name="gr29" draw:text-style-name="P59" svg:width="0.821cm" svg:height="0.375cm" draw:transform="rotate (-0.962549082474873) translate (2.43945833333333cm 0.513291666666667cm)"><draw:text-box><text:p text:style-name="P47"><text:span text:style-name="T55">3 cm</text:span></text:p></draw:text-box></draw:frame><draw:frame draw:style-name="gr30" draw:text-style-name="P60" svg:width="0.278cm" svg:height="0.414cm" svg:x="0.884cm" svg:y="2.657cm"><draw:text-box><text:p text:style-name="P47"><text:span text:style-name="T56">G</text:span></text:p></draw:text-box></draw:frame><draw:line draw:style-name="gr31" draw:text-style-name="P61" svg:x1="1.09cm" svg:y1="2.659cm" svg:x2="1.991cm" svg:y2="0.412cm"><text:p/></draw:line><draw:line draw:style-name="gr31" draw:text-style-name="P61" svg:x1="1.993cm" svg:y1="0.413cm" svg:x2="4.396cm" svg:y2="0.329cm"><text:p/></draw:line><draw:line draw:style-name="gr31" draw:text-style-name="P61" svg:x1="1.09cm" svg:y1="2.663cm" svg:x2="3.493cm" svg:y2="2.58cm"><text:p/></draw:line><draw:line draw:style-name="gr31" draw:text-style-name="P61" svg:x1="3.492cm" svg:y1="2.576cm" svg:x2="4.393cm" svg:y2="0.329cm"><text:p/></draw:line><draw:frame draw:style-name="gr32" draw:text-style-name="P59" svg:width="0.585cm" svg:height="0.375cm" svg:x="1.293cm" svg:y="2.134cm"><draw:text-box><text:p text:style-name="P47"><text:span text:style-name="T55">60°</text:span></text:p></draw:text-box></draw:frame><draw:frame draw:style-name="gr33" draw:text-style-name="P60" svg:width="0.227cm" svg:height="0.414cm" svg:x="3.493cm" svg:y="2.575cm"><draw:text-box><text:p text:style-name="P47"><text:span text:style-name="T56">F</text:span></text:p></draw:text-box></draw:frame><draw:frame draw:style-name="gr34" draw:text-style-name="P60" svg:width="0.269cm" svg:height="0.414cm" svg:x="1.791cm" svg:y="0.097cm"><draw:text-box><text:p text:style-name="P47"><text:span text:style-name="T56">H</text:span></text:p></draw:text-box></draw:frame><draw:frame draw:style-name="gr33" draw:text-style-name="P60" svg:width="0.227cm" svg:height="0.414cm" svg:x="4.396cm" svg:y="0.016cm"><draw:text-box><text:p text:style-name="P47"><text:span text:style-name="T56">E</text:span></text:p></draw:text-box></draw:frame><draw:line draw:style-name="gr35" draw:text-style-name="P62" svg:x1="1.09cm" svg:y1="2.659cm" svg:x2="4.394cm" svg:y2="0.329cm"><text:p/></draw:line><draw:line draw:style-name="gr35" draw:text-style-name="P62" svg:x1="1.993cm" svg:y1="0.412cm" svg:x2="3.495cm" svg:y2="2.575cm"><text:p/></draw:line><draw:path draw:style-name="gr36" draw:text-style-name="P63" svg:width="0.24cm" svg:height="0.254cm" svg:x="1.195cm" svg:y="2.39cm" svg:viewBox="0 0 241 255" svg:d="M0 2c151-20 213 133 241 248l-9 5"><text:p/></draw:path><draw:polyline draw:style-name="gr36" draw:text-style-name="P63" svg:width="0.203cm" svg:height="0.212cm" svg:x="3.97cm" svg:y="0.629cm" svg:viewBox="0 0 204 213" draw:points="0,0 52,102 134,177 204,213"><text:p/></draw:polyline><draw:frame draw:style-name="gr37" draw:text-style-name="P59" svg:width="0.719cm" svg:height="0.376cm" draw:transform="rotate (1.22173047639603) translate (1.143cm 1.67040277777778cm)"><draw:text-box><text:p text:style-name="P47"><text:span text:style-name="T55">6cm</text:span></text:p></draw:text-box></draw:frame><draw:frame draw:style-name="gr38" draw:text-style-name="P60" svg:width="0.228cm" svg:height="0.414cm" svg:x="2.669cm" svg:y="1.521cm"><draw:text-box><text:p text:style-name="P47"><text:span text:style-name="T56">J</text:span></text:p></draw:text-box></draw:frame></draw:g><draw:g draw:style-name="gr27"><draw:line draw:style-name="gr31" draw:text-style-name="P61" svg:x1="5.632cm" svg:y1="0.305cm" svg:x2="5.632cm" svg:y2="2.724cm"><text:p/></draw:line><draw:line draw:style-name="gr31" draw:text-style-name="P61" svg:x1="5.632cm" svg:y1="0.305cm" svg:x2="7.959cm" svg:y2="0.305cm"><text:p/></draw:line><draw:line draw:style-name="gr31" draw:text-style-name="P61" svg:x1="7.958cm" svg:y1="0.305cm" svg:x2="7.958cm" svg:y2="2.724cm"><text:p/></draw:line><draw:line draw:style-name="gr31" draw:text-style-name="P61" svg:x1="5.632cm" svg:y1="2.722cm" svg:x2="7.959cm" svg:y2="2.722cm"><text:p/></draw:line><draw:line draw:style-name="gr31" draw:text-style-name="P61" svg:x1="5.632cm" svg:y1="0.305cm" svg:x2="7.959cm" svg:y2="2.724cm"><text:p/></draw:line><draw:line draw:style-name="gr31" draw:text-style-name="P61" svg:x1="5.632cm" svg:y1="2.724cm" svg:x2="7.959cm" svg:y2="0.305cm"><text:p/></draw:line><draw:polyline draw:style-name="gr39" draw:text-style-name="P64" svg:width="0.122cm" svg:height="0.288cm" svg:x="5.906cm" svg:y="0.306cm" svg:viewBox="0 0 123 289" draw:points="114,0 123,106 83,213 0,289"><text:p/></draw:polyline><draw:path draw:style-name="gr39" draw:text-style-name="P64" svg:width="0.286cm" svg:height="0.127cm" svg:x="7.667cm" svg:y="0.596cm" svg:viewBox="0 0 287 128" svg:d="M0 0c0 157 164 122 255 128l32-11"><text:p/></draw:path><draw:path draw:style-name="gr39" draw:text-style-name="P64" svg:width="0.307cm" svg:height="0.069cm" svg:x="6.634cm" svg:y="1.659cm" svg:viewBox="0 0 308 70" svg:d="M0 11c83 79 222 79 308 0v-11"><text:p/></draw:path><draw:frame draw:style-name="gr40" draw:text-style-name="P60" svg:width="0.241cm" svg:height="0.414cm" svg:x="5.424cm" svg:y="-0.081cm"><draw:text-box><text:p text:style-name="P47"><text:span text:style-name="T56">K</text:span></text:p></draw:text-box></draw:frame><draw:frame draw:style-name="gr41" draw:text-style-name="P60" svg:width="0.202cm" svg:height="0.414cm" svg:x="7.957cm" svg:y="-0.081cm"><draw:text-box><text:p text:style-name="P47"><text:span text:style-name="T56">L</text:span></text:p></draw:text-box></draw:frame><draw:frame draw:style-name="gr42" draw:text-style-name="P60" svg:width="0.309cm" svg:height="0.414cm" svg:x="7.957cm" svg:y="2.72cm"><draw:text-box><text:p text:style-name="P47"><text:span text:style-name="T56">M</text:span></text:p></draw:text-box></draw:frame><draw:frame draw:style-name="gr34" draw:text-style-name="P60" svg:width="0.269cm" svg:height="0.414cm" svg:x="5.393cm" svg:y="2.72cm"><draw:text-box><text:p text:style-name="P47"><text:span text:style-name="T56">N</text:span></text:p></draw:text-box></draw:frame><draw:frame draw:style-name="gr43" draw:text-style-name="P60" svg:width="0.283cm" svg:height="0.414cm" svg:x="6.984cm" svg:y="1.295cm"><draw:text-box><text:p text:style-name="P47"><text:span text:style-name="T56">O</text:span></text:p></draw:text-box></draw:frame></draw:g></draw:g><text:span text:style-name="_5f_Caractères">Sans justifier, donne les longueurs et mesures d’angles suivantes :</text:span></text:h>
      <text:section text:style-name="Sect1" text:name="Section2">
        <text:list text:continue-numbering="true" text:style-name="_5f_Numérotation_20_des_20_exercices">
          <text:list-item>
            <text:list>
              <text:list-item>
                <text:p text:style-name="P34"><text:span text:style-name="_5f_Caractères">JF = </text:span><text:span text:style-name="_5f_pointillés_20_gris"><text:span text:style-name="T16">3</text:span></text:span><text:span text:style-name="_5f_pointillés_20_gris"><text:span text:style-name="T17"> </text:span></text:span><text:span text:style-name="_5f_pointillés_20_gris"><text:span text:style-name="T16">cm</text:span></text:span></text:p>
              </text:list-item>
              <text:list-item>
                <text:p text:style-name="P34"><text:span text:style-name="_5f_Caractères">HE = </text:span><text:span text:style-name="_5f_pointillés_20_gris"><text:span text:style-name="T16">6</text:span></text:span><text:span text:style-name="_5f_pointillés_20_gris"><text:span text:style-name="T17"> </text:span></text:span><text:span text:style-name="_5f_pointillés_20_gris"><text:span text:style-name="T16">cm</text:span></text:span></text:p>
              </text:list-item>
              <text:list-item>
                <text:p text:style-name="P34"><text:span text:style-name="_5f_Caractères"><draw:frame draw:style-name="fr4" draw:name="Objet1" text:anchor-type="as-char" svg:y="-0.381cm" svg:width="0.896cm" svg:height="0.464cm" draw:z-index="84"><draw:object xlink:href="./Object 1" xlink:type="simple" xlink:show="embed" xlink:actuate="onLoad"/><draw:image xlink:href="./ObjectReplacements/Object 1" xlink:type="simple" xlink:show="embed" xlink:actuate="onLoad"/></draw:frame></text:span><text:span text:style-name="_5f_Caractères"> =  </text:span><text:span text:style-name="_5f_pointillés_20_gris"><text:span text:style-name="T16">30°</text:span></text:span></text:p>
              </text:list-item>
              <text:list-item>
                <text:p text:style-name="P34"><text:span text:style-name="_5f_Caractères"><draw:frame draw:style-name="fr4" draw:name="Objet2" text:anchor-type="as-char" svg:y="-0.381cm" svg:width="1.048cm" svg:height="0.464cm" draw:z-index="85"><draw:object xlink:href="./Object 2" xlink:type="simple" xlink:show="embed" xlink:actuate="onLoad"/><draw:image xlink:href="./ObjectReplacements/Object 2" xlink:type="simple" xlink:show="embed" xlink:actuate="onLoad"/><svg:desc>formule</svg:desc></draw:frame></text:span><text:span text:style-name="_5f_Caractères"> =</text:span><text:span text:style-name="_5f_Caractères"><text:span text:style-name="T40"> </text:span></text:span><text:span text:style-name="_5f_pointillés_20_gris"><text:span text:style-name="T16">90°</text:span></text:span></text:p>
              </text:list-item>
              <text:list-item>
                <text:p text:style-name="P34"><text:span text:style-name="_5f_Caractères"><draw:frame draw:style-name="fr4" draw:name="Objet3" text:anchor-type="as-char" svg:y="-0.376cm" svg:width="0.945cm" svg:height="0.459cm" draw:z-index="89"><draw:object xlink:href="./Object 3" xlink:type="simple" xlink:show="embed" xlink:actuate="onLoad"/><draw:image xlink:href="./ObjectReplacements/Object 3" xlink:type="simple" xlink:show="embed" xlink:actuate="onLoad"/><svg:desc>formule</svg:desc></draw:frame></text:span><text:span text:style-name="_5f_Caractères"> = </text:span><text:span text:style-name="_5f_pointillés_20_gris"><text:span text:style-name="T16">45°</text:span></text:span></text:p>
              </text:list-item>
              <text:list-item>
                <text:p text:style-name="P34"><text:span text:style-name="_5f_pointillés_20_gris"><draw:frame draw:style-name="fr4" draw:name="Objet4" text:anchor-type="as-char" svg:y="-0.376cm" svg:width="0.961cm" svg:height="0.459cm" draw:z-index="90"><draw:object xlink:href="./Object 4" xlink:type="simple" xlink:show="embed" xlink:actuate="onLoad"/><draw:image xlink:href="./ObjectReplacements/Object 4" xlink:type="simple" xlink:show="embed" xlink:actuate="onLoad"/><svg:desc>formule</svg:desc></draw:frame></text:span><text:span text:style-name="_5f_Caractères"> = </text:span><text:span text:style-name="_5f_pointillés_20_gris"><text:span text:style-name="T16">45°</text:span></text:span></text:p>
              </text:list-item>
              <text:list-item>
                <text:p text:style-name="P34"><text:span text:style-name="_5f_Caractères">ON = </text:span><text:span text:style-name="_5f_pointillés_20_gris"><text:span text:style-name="T16">3,5</text:span></text:span><text:span text:style-name="_5f_pointillés_20_gris"><text:span text:style-name="T17"> </text:span></text:span><text:span text:style-name="_5f_pointillés_20_gris"><text:span text:style-name="T16">cm</text:span></text:span></text:p>
              </text:list-item>
            </text:list>
          </text:list-item>
        </text:list>
      </text:section>
      <text:list text:continue-numbering="true" text:style-name="_5f_Numérotation_20_des_20_exercices">
        <text:list-header>
          <text:h text:style-name="P43" text:outline-level="1"><text:span text:style-name="_5f_Caractères"/></text:h>
        </text:list-header>
        <text:list-item>
          <text:h text:style-name="P45" text:outline-level="1"><draw:g text:anchor-type="paragraph" draw:z-index="73" draw:name="Forme 1" draw:style-name="gr16"><draw:line draw:style-name="gr17" draw:text-style-name="P55" svg:x1="6.193cm" svg:y1="0.535cm" svg:x2="6.193cm" svg:y2="2.323cm"><text:p/></draw:line><draw:line draw:style-name="gr17" draw:text-style-name="P55" svg:x1="6.193cm" svg:y1="0.535cm" svg:x2="8.891cm" svg:y2="0.535cm"><text:p/></draw:line><draw:line draw:style-name="gr17" draw:text-style-name="P55" svg:x1="8.89cm" svg:y1="0.535cm" svg:x2="8.89cm" svg:y2="2.323cm"><text:p/></draw:line><draw:line draw:style-name="gr17" draw:text-style-name="P55" svg:x1="6.193cm" svg:y1="2.32cm" svg:x2="8.891cm" svg:y2="2.32cm"><text:p/></draw:line><draw:line draw:style-name="gr17" draw:text-style-name="P55" svg:x1="6.193cm" svg:y1="2.323cm" svg:x2="8.891cm" svg:y2="0.535cm"><text:p/></draw:line><draw:line draw:style-name="gr17" draw:text-style-name="P55" svg:x1="8.891cm" svg:y1="2.323cm" svg:x2="6.193cm" svg:y2="0.535cm"><text:p/></draw:line><draw:frame draw:style-name="gr18" draw:text-style-name="P56" svg:width="0.802cm" svg:height="0.378cm" draw:transform="rotate (-0.59411007737887) translate (8.04080555555556cm 1.26470833333333cm)"><draw:text-box><text:p text:style-name="P51"><text:span text:style-name="T53">4 cm</text:span></text:p></draw:text-box></draw:frame><draw:frame draw:style-name="gr19" draw:text-style-name="P57" svg:width="0.246cm" svg:height="0.414cm" svg:x="5.971cm" svg:y="0.157cm"><draw:text-box><text:p text:style-name="P51"><text:span text:style-name="T54">A</text:span></text:p></draw:text-box></draw:frame><draw:frame draw:style-name="gr20" draw:text-style-name="P57" svg:width="0.059cm" svg:height="0.87cm" svg:x="8.89cm" svg:y="0.497cm"><draw:text-box><text:p/></draw:text-box></draw:frame><draw:frame draw:style-name="gr19" draw:text-style-name="P57" svg:width="0.246cm" svg:height="0.414cm" svg:x="8.89cm" svg:y="0.157cm"><draw:text-box><text:p text:style-name="P51"><text:span text:style-name="T54">B</text:span></text:p></draw:text-box></draw:frame><draw:frame draw:style-name="gr21" draw:text-style-name="P57" svg:width="0.251cm" svg:height="0.414cm" svg:x="8.89cm" svg:y="2.321cm"><draw:text-box><text:p text:style-name="P51"><text:span text:style-name="T54">C</text:span></text:p></draw:text-box></draw:frame><draw:frame draw:style-name="gr22" draw:text-style-name="P57" svg:width="0.251cm" svg:height="0.414cm" svg:x="5.943cm" svg:y="2.321cm"><draw:text-box><text:p text:style-name="P51"><text:span text:style-name="T54">D</text:span></text:p></draw:text-box></draw:frame><draw:frame draw:style-name="gr23" draw:text-style-name="P57" svg:width="0.202cm" svg:height="0.414cm" svg:x="7.478cm" svg:y="0.923cm"><draw:text-box><text:p text:style-name="P51"><text:span text:style-name="T54">L</text:span></text:p></draw:text-box></draw:frame></draw:g><text:span text:style-name="_5f_Caractères">On considère le rectangle ABCD de centre L, </text:span><text:span text:style-name="_5f_Caractères"><text:span text:style-name="T10">tel que LC = 4 cm.</text:span></text:span></text:h>
          <text:list>
            <text:list-item>
              <text:h text:style-name="P36" text:outline-level="2"><text:span text:style-name="_5f_Caractères">En justifiant ta réponse, détermine la longueur AC.</text:span></text:h>
            </text:list-item>
          </text:list>
        </text:list-item>
      </text:list>
      <text:h text:style-name="P11" text:outline-level="1"><text:span text:style-name="_5f_Correction_5f_surligné">On sait que ABCD est un rectangle de centre L</text:span></text:h>
      <text:h text:style-name="P11" text:outline-level="1"><text:span text:style-name="_5f_Correction_5f_surligné"><text:span text:style-name="T19">Donc ses diagonales [AC] et [BD] se coupent en L</text:span></text:span><text:span text:style-name="_5f_Correction_5f_surligné"><text:span text:style-name="T18">. </text:span></text:span></text:h>
      <text:h text:style-name="P11" text:outline-level="1"><text:span text:style-name="_5f_Correction_5f_surligné"><text:span text:style-name="T29">Or</text:span></text:span><text:span text:style-name="_5f_Correction_5f_surligné"><text:span text:style-name="T18"> </text:span></text:span><text:span text:style-name="_5f_Correction_5f_surligné"><text:span text:style-name="T29">l</text:span></text:span><text:span text:style-name="_5f_Correction_5f_surligné"><text:span text:style-name="T18">es diagonales </text:span></text:span><text:span text:style-name="_5f_Correction_5f_surligné"><text:span text:style-name="T20">d’un rectangle </text:span></text:span><text:span text:style-name="_5f_Correction_5f_surligné"><text:span text:style-name="T18">se coupent en leur milieu. </text:span></text:span></text:h>
      <text:h text:style-name="P11" text:outline-level="1"><text:span text:style-name="_5f_Correction_5f_surligné"><text:span text:style-name="T20">D</text:span></text:span><text:span text:style-name="_5f_Correction_5f_surligné"><text:span text:style-name="T18">onc AC</text:span></text:span><text:span text:style-name="_5f_Correction_5f_surligné"><text:span text:style-name="T21"> </text:span></text:span><text:span text:style-name="_5f_Correction_5f_surligné"><text:span text:style-name="T18">=</text:span></text:span><text:span text:style-name="_5f_Correction_5f_surligné"><text:span text:style-name="T21"> </text:span></text:span><text:span text:style-name="_5f_Correction_5f_surligné"><text:span text:style-name="T41">2</text:span></text:span><text:span text:style-name="_5f_Correction_5f_surligné"><text:span text:style-name="T43"> </text:span></text:span><text:span text:style-name="_5f_Correction_5f_surligné"><text:span text:style-name="T41">×</text:span></text:span><text:span text:style-name="_5f_Correction_5f_surligné"><text:span text:style-name="T43"> </text:span></text:span><text:span text:style-name="_5f_Correction_5f_surligné"><text:span text:style-name="T41">CL</text:span></text:span></text:h>
      <text:h text:style-name="P11" text:outline-level="1"><text:span text:style-name="_5f_Correction_5f_surligné"><text:span text:style-name="T42">AC</text:span></text:span><text:span text:style-name="_5f_Correction_5f_surligné"><text:span text:style-name="T43"> </text:span></text:span><text:span text:style-name="_5f_Correction_5f_surligné"><text:span text:style-name="T41">=</text:span></text:span><text:span text:style-name="_5f_Correction_5f_surligné"><text:span text:style-name="T43"> </text:span></text:span><text:span text:style-name="_5f_Correction_5f_surligné"><text:span text:style-name="T41">2</text:span></text:span><text:span text:style-name="_5f_Correction_5f_surligné"><text:span text:style-name="T43"> </text:span></text:span><text:span text:style-name="_5f_Correction_5f_surligné"><text:span text:style-name="T41">×</text:span></text:span><text:span text:style-name="_5f_Correction_5f_surligné"><text:span text:style-name="T43"> </text:span></text:span><text:span text:style-name="_5f_Correction_5f_surligné"><text:span text:style-name="T41">4</text:span></text:span><text:span text:style-name="_5f_Correction_5f_surligné"><text:span text:style-name="T43"> cm</text:span></text:span></text:h>
      <text:h text:style-name="P11" text:outline-level="1"><text:span text:style-name="_5f_Correction_5f_surligné"><text:span text:style-name="T42">AC</text:span></text:span><text:span text:style-name="_5f_Correction_5f_surligné"><text:span text:style-name="T43"> </text:span></text:span><text:span text:style-name="_5f_Correction_5f_surligné"><text:span text:style-name="T41">=</text:span></text:span><text:span text:style-name="_5f_Correction_5f_surligné"><text:span text:style-name="T43"> </text:span></text:span><text:span text:style-name="_5f_Correction_5f_surligné"><text:span text:style-name="T41">8</text:span></text:span><text:span text:style-name="_5f_Correction_5f_surligné"><text:span text:style-name="T43"> </text:span></text:span><text:span text:style-name="_5f_Correction_5f_surligné"><text:span text:style-name="T41">cm</text:span></text:span></text:h>
      <text:list text:continue-numbering="true" text:style-name="_5f_Numérotation_20_des_20_exercices">
        <text:list-item>
          <text:list>
            <text:list-item>
              <text:h text:style-name="P35" text:outline-level="2"><text:span text:style-name="_5f_Caractères_5f_espacement_5f_-0_2c_2pt">En justifiant ta réponse, détermine la longueur BD.</text:span></text:h>
            </text:list-item>
          </text:list>
        </text:list-item>
      </text:list>
      <text:h text:style-name="P11" text:outline-level="1"><text:span text:style-name="_5f_Correction_5f_surligné">On sait que ABCD est un rectangle de centre L.</text:span></text:h>
      <text:h text:style-name="P11" text:outline-level="1"><text:span text:style-name="_5f_Correction_5f_surligné">Donc ses diagonales sont [AC] et [BD].</text:span></text:h>
      <text:h text:style-name="P11" text:outline-level="1"><text:span text:style-name="_5f_Correction_5f_surligné"><text:span text:style-name="T20">Or l</text:span></text:span><text:span text:style-name="_5f_Correction_5f_surligné"><text:span text:style-name="T18">es diagonales <text:s/></text:span></text:span><text:span text:style-name="_5f_Correction_5f_surligné"><text:span text:style-name="T20">d’un rectangle </text:span></text:span><text:span text:style-name="_5f_Correction_5f_surligné"><text:span text:style-name="T18">sont de même longueur.</text:span></text:span></text:h>
      <text:h text:style-name="P11" text:outline-level="1"><text:span text:style-name="_5f_Correction_5f_surligné"><text:span text:style-name="T20">D</text:span></text:span><text:span text:style-name="_5f_Correction_5f_surligné"><text:span text:style-name="T18">onc</text:span></text:span><text:span text:style-name="_5f_Correction_5f_surligné"><text:span text:style-name="T36"> </text:span></text:span><text:span text:style-name="_5f_Correction_5f_surligné"><text:span text:style-name="T18">BD</text:span></text:span><text:span text:style-name="_5f_Correction_5f_surligné"><text:span text:style-name="T21"> </text:span></text:span><text:span text:style-name="_5f_Correction_5f_surligné"><text:span text:style-name="T18">=</text:span></text:span><text:span text:style-name="_5f_Correction_5f_surligné"><text:span text:style-name="T21"> </text:span></text:span><text:span text:style-name="_5f_Correction_5f_surligné"><text:span text:style-name="T45">AC</text:span></text:span><text:span text:style-name="_5f_Correction_5f_surligné"><text:span text:style-name="T46"> </text:span></text:span><text:span text:style-name="_5f_Correction_5f_surligné"><text:span text:style-name="T47">=</text:span></text:span><text:span text:style-name="_5f_Correction_5f_surligné"><text:span text:style-name="T48"> </text:span></text:span><text:span text:style-name="_5f_Correction_5f_surligné"><text:span text:style-name="T45">8</text:span></text:span><text:span text:style-name="_5f_Correction_5f_surligné"><text:span text:style-name="T46"> </text:span></text:span><text:span text:style-name="_5f_Correction_5f_surligné"><text:span text:style-name="T45">cm.</text:span></text:span></text:h>
      <text:list text:continue-numbering="true" text:style-name="_5f_Numérotation_20_des_20_exercices">
        <text:list-item>
          <text:h text:style-name="P44" text:outline-level="1"><draw:g text:anchor-type="paragraph" draw:z-index="68" draw:name="Forme26" draw:style-name="gr45"><draw:line draw:style-name="gr46" draw:text-style-name="P65" svg:x1="5.61cm" svg:y1="1.498cm" svg:x2="7.211cm" svg:y2="0.517cm"><text:p/></draw:line><draw:line draw:style-name="gr46" draw:text-style-name="P65" svg:x1="7.21cm" svg:y1="0.517cm" svg:x2="8.811cm" svg:y2="1.498cm"><text:p/></draw:line><draw:line draw:style-name="gr46" draw:text-style-name="P65" svg:x1="5.61cm" svg:y1="1.5cm" svg:x2="7.211cm" svg:y2="2.481cm"><text:p/></draw:line><draw:line draw:style-name="gr46" draw:text-style-name="P65" svg:x1="7.21cm" svg:y1="2.481cm" svg:x2="8.811cm" svg:y2="1.5cm"><text:p/></draw:line><draw:polyline draw:style-name="gr47" draw:text-style-name="P66" svg:width="0.1cm" svg:height="0.25cm" svg:x="5.799cm" svg:y="1.376cm" svg:viewBox="0 0 101 251" draw:points="0,0 79,86 101,172 33,251"><text:p/></draw:polyline><draw:path draw:style-name="gr47" draw:text-style-name="P66" svg:width="0.057cm" svg:height="0.302cm" svg:x="8.507cm" svg:y="1.339cm" svg:viewBox="0 0 58 303" svg:d="M58 0c-58 71-41 172-58 260l35 43"><text:p/></draw:path><draw:frame draw:style-name="gr48" draw:text-style-name="P56" svg:width="0.705cm" svg:height="0.406cm" svg:x="6.055cm" svg:y="1.339cm"><draw:text-box><text:p text:style-name="P51"><text:span text:style-name="T53">50°</text:span></text:p></draw:text-box></draw:frame><draw:frame draw:style-name="gr49" draw:text-style-name="P57" svg:width="0.313cm" svg:height="0.414cm" svg:x="8.853cm" svg:y="1.247cm"><draw:text-box><text:p text:style-name="P51"><text:span text:style-name="T54">F</text:span></text:p></draw:text-box></draw:frame><draw:frame draw:style-name="gr50" draw:text-style-name="P57" svg:width="0.279cm" svg:height="0.414cm" svg:x="5.334cm" svg:y="1.295cm"><draw:text-box><text:p text:style-name="P51"><text:span text:style-name="T54">H</text:span></text:p></draw:text-box></draw:frame><draw:frame draw:style-name="gr51" draw:text-style-name="P57" svg:width="0.234cm" svg:height="0.414cm" svg:x="7.078cm" svg:y="0.118cm"><draw:text-box><text:p text:style-name="P51"><text:span text:style-name="T54">E</text:span></text:p></draw:text-box></draw:frame><draw:frame draw:style-name="gr52" draw:text-style-name="P57" svg:width="0.287cm" svg:height="0.414cm" svg:x="7.066cm" svg:y="2.482cm"><draw:text-box><text:p text:style-name="P51"><text:span text:style-name="T54">G</text:span></text:p></draw:text-box></draw:frame></draw:g><text:span text:style-name="_5f_Caractères">On considère <text:line-break/>le losange EFGH.</text:span></text:h>
          <text:list>
            <text:list-item>
              <text:h text:style-name="P37" text:outline-level="2"><text:span text:style-name="_5f_Caractères">En justifiant ta réponse, détermine la mesure <text:line-break/>de l'angle </text:span><text:span text:style-name="_5f_Caractères"><draw:frame draw:style-name="fr3" draw:name="Objet19" text:anchor-type="as-char" svg:y="-0.381cm" svg:width="0.697cm" svg:height="0.464cm" draw:z-index="86"><draw:object xlink:href="./Object 9" xlink:type="simple" xlink:show="embed" xlink:actuate="onLoad"/><draw:image xlink:href="./ObjectReplacements/Object 9" xlink:type="simple" xlink:show="embed" xlink:actuate="onLoad"/><svg:desc>formule</svg:desc></draw:frame></text:span><text:span text:style-name="_5f_Caractères">.</text:span></text:h>
            </text:list-item>
          </text:list>
        </text:list-item>
      </text:list>
      <text:h text:style-name="P11" text:outline-level="1"><text:span text:style-name="_5f_Correction_5f_surligné">On sait que EFGH est un losange.</text:span></text:h>
      <text:h text:style-name="P11" text:outline-level="1"><text:span text:style-name="_5f_Correction_5f_surligné"><text:span text:style-name="T37">Or l</text:span></text:span><text:span text:style-name="_5f_Correction_5f_surligné"><text:span text:style-name="T36">es angles opposés </text:span></text:span><text:span text:style-name="_5f_Correction_5f_surligné"><text:span text:style-name="T37">d’un losange </text:span></text:span><text:span text:style-name="_5f_Correction_5f_surligné"><text:span text:style-name="T36">ont la même mesure.</text:span></text:span></text:h>
      <text:h text:style-name="P11" text:outline-level="1"><text:span text:style-name="_5f_Correction_5f_surligné"><text:span text:style-name="T37">D</text:span></text:span><text:span text:style-name="_5f_Correction_5f_surligné"><text:span text:style-name="T36">onc </text:span></text:span><text:span text:style-name="_5f_Correction_5f_surligné"><text:span text:style-name="T36"><draw:frame draw:style-name="fr2" draw:name="Objet26" text:anchor-type="as-char" svg:y="-0.381cm" svg:width="0.896cm" svg:height="0.464cm" draw:z-index="92"><draw:object xlink:href="./Object 7" xlink:type="simple" xlink:show="embed" xlink:actuate="onLoad"/><draw:image xlink:href="./ObjectReplacements/Object 7" xlink:type="simple" xlink:show="embed" xlink:actuate="onLoad"/><svg:desc>formula</svg:desc></draw:frame></text:span></text:span><text:span text:style-name="_5f_Correction_5f_surligné"><text:span text:style-name="T38"> </text:span></text:span><text:span text:style-name="_5f_Correction_5f_surligné"><text:span text:style-name="T18">=</text:span></text:span><text:span text:style-name="_5f_Correction_5f_surligné"><text:span text:style-name="T22"> </text:span></text:span><text:span text:style-name="_5f_Correction_5f_surligné"><text:span text:style-name="T18"><draw:frame draw:style-name="fr2" draw:name="Objet27" text:anchor-type="as-char" svg:y="-0.381cm" svg:width="0.958cm" svg:height="0.464cm" draw:z-index="93"><draw:object xlink:href="./Object 8" xlink:type="simple" xlink:show="embed" xlink:actuate="onLoad"/><draw:image xlink:href="./ObjectReplacements/Object 8" xlink:type="simple" xlink:show="embed" xlink:actuate="onLoad"/><svg:desc>formula</svg:desc></draw:frame></text:span></text:span></text:h>
      <text:h text:style-name="P11" text:outline-level="1"><text:span text:style-name="_5f_Correction_5f_surligné"><text:span text:style-name="T15">D’où </text:span></text:span><text:span text:style-name="_5f_Correction_5f_surligné"><text:span text:style-name="T15"><draw:frame draw:style-name="fr2" draw:name="Objet25" text:anchor-type="as-char" svg:y="-0.381cm" svg:width="0.896cm" svg:height="0.464cm" draw:z-index="94"><draw:object xlink:href="./Object 6" xlink:type="simple" xlink:show="embed" xlink:actuate="onLoad"/><draw:image xlink:href="./ObjectReplacements/Object 6" xlink:type="simple" xlink:show="embed" xlink:actuate="onLoad"/><svg:desc>formula</svg:desc></draw:frame></text:span></text:span><text:span text:style-name="_5f_Correction_5f_surligné"><text:span text:style-name="T39"> </text:span></text:span><text:span text:style-name="_5f_Correction_5f_surligné"><text:span text:style-name="T15">=</text:span></text:span><text:span text:style-name="_5f_Correction_5f_surligné"><text:span text:style-name="T39"> </text:span></text:span><text:span text:style-name="_5f_Correction_5f_surligné"><text:span text:style-name="T15">50°</text:span></text:span></text:h>
      <text:list text:continue-numbering="true" text:style-name="_5f_Numérotation_20_des_20_exercices">
        <text:list-item>
          <text:list>
            <text:list-item>
              <text:h text:style-name="P36" text:outline-level="2"><text:span text:style-name="_5f_Caractères">Que peut-on dire des droites (HF) et (EG) ? Justifie.</text:span></text:h>
            </text:list-item>
          </text:list>
        </text:list-item>
      </text:list>
      <text:h text:style-name="P11" text:outline-level="1"><text:span text:style-name="_5f_Correction_5f_surligné">On sait que EFGH est un losange.</text:span></text:h>
      <text:h text:style-name="P11" text:outline-level="1"><text:span text:style-name="_5f_Correction_5f_surligné"><text:span text:style-name="T30">S</text:span></text:span><text:span text:style-name="_5f_Correction_5f_surligné"><text:span text:style-name="T19">es diagonales sont [</text:span></text:span><text:span text:style-name="_5f_Correction_5f_surligné"><text:span text:style-name="T30">HF</text:span></text:span><text:span text:style-name="_5f_Correction_5f_surligné"><text:span text:style-name="T19">] et [</text:span></text:span><text:span text:style-name="_5f_Correction_5f_surligné"><text:span text:style-name="T30">EG</text:span></text:span><text:span text:style-name="_5f_Correction_5f_surligné"><text:span text:style-name="T19">].</text:span></text:span></text:h>
      <text:h text:style-name="P11" text:outline-level="1"><text:span text:style-name="_5f_Correction_5f_surligné"><text:span text:style-name="T23">Or l</text:span></text:span><text:span text:style-name="_5f_Correction_5f_surligné"><text:span text:style-name="T18">es diagonales </text:span></text:span><text:span text:style-name="_5f_Correction_5f_surligné"><text:span text:style-name="T23">d’un losange </text:span></text:span><text:span text:style-name="_5f_Correction_5f_surligné"><text:span text:style-name="T18">sont perpendiculaires.</text:span></text:span></text:h>
      <text:h text:style-name="P11" text:outline-level="1"><text:span text:style-name="_5f_Correction_5f_surligné"><text:span text:style-name="T23">D</text:span></text:span><text:span text:style-name="_5f_Correction_5f_surligné"><text:span text:style-name="T18">onc les droites (HF) et (EG) sont perpendiculaires.</text:span></text:span></text:h>
      <text:list text:continue-numbering="true" text:style-name="_5f_Numérotation_20_des_20_exercices">
        <text:list-header>
          <text:h text:style-name="P41" text:outline-level="1"><text:span text:style-name="_5f_Caractères"/></text:h>
        </text:list-header>
        <text:list-item>
          <text:h text:style-name="P42" text:outline-level="1"><draw:g text:anchor-type="paragraph" draw:z-index="87" draw:name="Forme27" draw:style-name="gr9"><draw:path draw:style-name="gr10" draw:text-style-name="P50" svg:width="2.027cm" svg:height="0.139cm" draw:transform="skewX (-0.0359537825910833) rotate (-2.09771122797199) translate (5.87485639098402cm 1.22385423535288cm)" svg:viewBox="0 0 2028 140" svg:d="M0 137c214 16 417-47 634-30 211 16 423-42 635-29 213 13 417-29 625-46l134-32"><text:p/></draw:path><draw:path draw:style-name="gr10" draw:text-style-name="P50" svg:width="1.874cm" svg:height="0.463cm" draw:transform="skewX (0.00261799387799153) rotate (-0.587128760370893) translate (6.01064504877268cm 0.794389485574904cm)" svg:viewBox="0 0 1875 464" svg:d="M0 461c225 21 436-61 654-98 215-36 417-120 629-171 189-46 374-115 561-171l31-21"><text:p/></draw:path><draw:path draw:style-name="gr10" draw:text-style-name="P50" svg:width="2.25cm" svg:height="0.189cm" draw:transform="skewX (-0.0570722665402146) rotate (-0.308923277602997) translate (4.83692730223669cm 2.93444858535732cm)" svg:viewBox="0 0 2251 190" svg:d="M0 7c244-22 487 12 729 35 240 23 480 62 720 86 223 23 445 69 669 56l133 6"><text:p/></draw:path><draw:path draw:style-name="gr10" draw:text-style-name="P50" svg:width="2.075cm" svg:height="0.24cm" draw:transform="skewX (0.0263544717051144) rotate (-2.02074220795903) translate (7.80186875333031cm 1.92347800939377cm)" svg:viewBox="0 0 2076 241" svg:d="M0 238c213 21 401-85 610-104 212-19 416-86 627-113 222-26 451-36 671 18l168 26"><text:p/></draw:path><draw:path draw:style-name="gr10" draw:text-style-name="P50" svg:width="2.764cm" svg:height="0.488cm" draw:transform="skewX (0.00209439510239326) rotate (-0.982445835947608) translate (5.69890101940327cm 1.23436989854682cm)" svg:viewBox="0 0 2765 489" svg:d="M0 0c223 36 439 38 670 42 235 3 378 122 603 109 210-12 354 151 567 198 199 44 385 117 582 140l229-5 114-36"><text:p/></draw:path><draw:path draw:style-name="gr10" draw:text-style-name="P50" svg:width="2.85cm" svg:height="0.404cm" draw:transform="skewX (-0.00174532925199428) rotate (0.507018147704353) translate (4.90512256786731cm 2.93126994805654cm)" svg:viewBox="0 0 2851 405" svg:d="M0 8c239-40 452 83 693 64 220-18 424 70 652 61 211-7 416 55 624 112 194 54 379 127 580 151l209 9 93-13"><text:p/></draw:path><draw:frame draw:style-name="gr11" draw:text-style-name="P52" svg:width="0.77cm" svg:height="0.705cm" svg:x="4.984cm" svg:y="0.822cm"><draw:text-box><text:p text:style-name="P51"><text:span text:style-name="T51">K</text:span></text:p></draw:text-box></draw:frame><draw:frame draw:style-name="gr11" draw:text-style-name="P52" svg:width="0.713cm" svg:height="0.705cm" svg:x="7.435cm" svg:y="1.379cm"><draw:text-box><text:p text:style-name="P51"><text:span text:style-name="T51">L</text:span></text:p></draw:text-box></draw:frame><draw:frame draw:style-name="gr12" draw:text-style-name="P53" svg:width="0.81cm" svg:height="0.664cm" svg:x="6.791cm" svg:y="3.491cm"><draw:text-box><text:p text:style-name="P51"><text:span text:style-name="T52">M</text:span></text:p></draw:text-box></draw:frame><draw:frame draw:style-name="gr13" draw:text-style-name="P52" svg:width="0.77cm" svg:height="0.664cm" svg:x="4.48cm" svg:y="2.951cm"><draw:text-box><text:p text:style-name="P51"><text:span text:style-name="T51">N</text:span></text:p></draw:text-box></draw:frame><draw:frame draw:style-name="gr11" draw:text-style-name="P52" svg:width="0.756cm" svg:height="0.705cm" svg:x="5.995cm" svg:y="1.709cm"><draw:text-box><text:p text:style-name="P51"><text:span text:style-name="T51">S</text:span></text:p></draw:text-box></draw:frame><draw:frame draw:style-name="gr14" draw:text-style-name="P52" svg:width="2.364cm" svg:height="0.664cm" draw:transform="rotate (-1.11962871515436) translate (5.826125cm 1.64218055555556cm)"><draw:text-box><text:p text:style-name="P51"><text:span text:style-name="T51">5,4 cm</text:span></text:p></draw:text-box></draw:frame></draw:g><text:soft-page-break/><text:span text:style-name="_5f_Caractères">On considère un carré KLMN de centre S tel que KM = 5,4 cm.</text:span></text:h>
        </text:list-item>
      </text:list>
      <text:section text:style-name="Sect2" text:name="Section19">
        <text:list text:continue-numbering="true" text:style-name="_5f_Numérotation_20_des_20_exercices">
          <text:list-item>
            <text:list>
              <text:list-item>
                <text:h text:style-name="P35" text:outline-level="2"><text:span text:style-name="_5f_Caractères">Trace ci-contre une figure à main levée de ce carré.</text:span></text:h>
              </text:list-item>
            </text:list>
          </text:list-item>
        </text:list>
        <text:h text:style-name="_5f_Paragraphe" text:outline-level="1"><text:span text:style-name="_5f_Caractères"/></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section>
      <text:list text:continue-numbering="true" text:style-name="_5f_Numérotation_20_des_20_exercices">
        <text:list-item>
          <text:list>
            <text:list-item>
              <text:h text:style-name="P35" text:outline-level="2"><text:span text:style-name="_5f_Caractères">En justifiant ta réponse, détermine la mesure de l'angle </text:span><text:span text:style-name="_5f_Caractères"><draw:frame draw:style-name="fr3" draw:name="Objet20" text:anchor-type="as-char" svg:y="-0.381cm" svg:width="0.79cm" svg:height="0.464cm" draw:z-index="77"><draw:object xlink:href="./Object 10" xlink:type="simple" xlink:show="embed" xlink:actuate="onLoad"/><draw:image xlink:href="./ObjectReplacements/Object 10" xlink:type="simple" xlink:show="embed" xlink:actuate="onLoad"/><svg:desc>formule</svg:desc></draw:frame></text:span><text:span text:style-name="_5f_Caractères">.</text:span></text:h>
            </text:list-item>
          </text:list>
        </text:list-item>
      </text:list>
      <text:h text:style-name="P11" text:outline-level="1"><text:span text:style-name="_5f_Correction_5f_surligné">On sait que KLMN est un carré.</text:span></text:h>
      <text:h text:style-name="P11" text:outline-level="1"><text:span text:style-name="_5f_Correction_5f_surligné"><text:span text:style-name="T30">S</text:span></text:span><text:span text:style-name="_5f_Correction_5f_surligné"><text:span text:style-name="T19">es diagonales sont [</text:span></text:span><text:span text:style-name="_5f_Correction_5f_surligné"><text:span text:style-name="T31">KM</text:span></text:span><text:span text:style-name="_5f_Correction_5f_surligné"><text:span text:style-name="T19">] et [</text:span></text:span><text:span text:style-name="_5f_Correction_5f_surligné"><text:span text:style-name="T31">LN</text:span></text:span><text:span text:style-name="_5f_Correction_5f_surligné"><text:span text:style-name="T19">].</text:span></text:span></text:h>
      <text:h text:style-name="P11" text:outline-level="1"><text:span text:style-name="_5f_Correction_5f_surligné"><text:span text:style-name="T24">Or l</text:span></text:span><text:span text:style-name="_5f_Correction_5f_surligné"><text:span text:style-name="T18">es diagonales </text:span></text:span><text:span text:style-name="_5f_Correction_5f_surligné"><text:span text:style-name="T24">d’un carré </text:span></text:span><text:span text:style-name="_5f_Correction_5f_surligné"><text:span text:style-name="T18">sont perpendiculaires.</text:span></text:span></text:h>
      <text:h text:style-name="P11" text:outline-level="1"><text:span text:style-name="_5f_Correction_5f_surligné"><text:span text:style-name="T24">D</text:span></text:span><text:span text:style-name="_5f_Correction_5f_surligné"><text:span text:style-name="T25">o</text:span></text:span><text:span text:style-name="_5f_Correction_5f_surligné"><text:span text:style-name="T18">nc </text:span></text:span><text:span text:style-name="_5f_Correction_5f_surligné"><text:span text:style-name="T18"><draw:frame draw:style-name="fr2" draw:name="Objet28" text:anchor-type="as-char" svg:y="-0.381cm" svg:width="0.991cm" svg:height="0.464cm" draw:z-index="95"><draw:object xlink:href="./Object 11" xlink:type="simple" xlink:show="embed" xlink:actuate="onLoad"/><draw:image xlink:href="./ObjectReplacements/Object 11" xlink:type="simple" xlink:show="embed" xlink:actuate="onLoad"/><svg:desc>formula</svg:desc></draw:frame></text:span></text:span><text:span text:style-name="_5f_Correction_5f_surligné"><text:span text:style-name="T26"> </text:span></text:span><text:span text:style-name="_5f_Correction_5f_surligné"><text:span text:style-name="T18">=</text:span></text:span><text:span text:style-name="_5f_Correction_5f_surligné"><text:span text:style-name="T26"> </text:span></text:span><text:span text:style-name="_5f_Correction_5f_surligné"><text:span text:style-name="T47">90°.</text:span></text:span></text:h>
      <text:list text:continue-numbering="true" text:style-name="_5f_Numérotation_20_des_20_exercices">
        <text:list-item>
          <text:list>
            <text:list-item>
              <text:h text:style-name="P35" text:outline-level="2"><text:span text:style-name="_5f_Caractères_5f_espacement_5f_-0_2c_2pt">En justifiant ta réponse, détermine la longueur NS.</text:span></text:h>
            </text:list-item>
          </text:list>
        </text:list-item>
      </text:list>
      <text:h text:style-name="P11" text:outline-level="1"><text:span text:style-name="_5f_Correction_5f_surligné"><text:span text:style-name="T18">On sait que KLMN est un carré </text:span></text:span><text:span text:style-name="_5f_Correction_5f_surligné"><text:span text:style-name="T27">de centre S</text:span></text:span><text:span text:style-name="_5f_Correction_5f_surligné"><text:span text:style-name="T18">.</text:span></text:span></text:h>
      <text:h text:style-name="P11" text:outline-level="1"><text:span text:style-name="_5f_Correction_5f_surligné"><text:span text:style-name="T31">Donc s</text:span></text:span><text:span text:style-name="_5f_Correction_5f_surligné"><text:span text:style-name="T19">es diagonales [</text:span></text:span><text:span text:style-name="_5f_Correction_5f_surligné"><text:span text:style-name="T31">KM</text:span></text:span><text:span text:style-name="_5f_Correction_5f_surligné"><text:span text:style-name="T19">] et [</text:span></text:span><text:span text:style-name="_5f_Correction_5f_surligné"><text:span text:style-name="T31">LN</text:span></text:span><text:span text:style-name="_5f_Correction_5f_surligné"><text:span text:style-name="T19">] </text:span></text:span><text:span text:style-name="_5f_Correction_5f_surligné"><text:span text:style-name="T27">se coupent en S</text:span></text:span><text:span text:style-name="_5f_Correction_5f_surligné"><text:span text:style-name="T19">.</text:span></text:span></text:h>
      <text:h text:style-name="P11" text:outline-level="1"><text:span text:style-name="_5f_Correction_5f_surligné"><text:span text:style-name="T24">Or l</text:span></text:span><text:span text:style-name="_5f_Correction_5f_surligné"><text:span text:style-name="T18">es diagonales se c</text:span></text:span><text:span text:style-name="_5f_Correction_5f_surligné"><text:span text:style-name="T28">oupent</text:span></text:span><text:span text:style-name="_5f_Correction_5f_surligné"><text:span text:style-name="T18"> en leur milieu et sont de même longueur .</text:span></text:span></text:h>
      <text:h text:style-name="P11" text:outline-level="1"><text:span text:style-name="_5f_Correction_5f_surligné"><text:span text:style-name="T28">D</text:span></text:span><text:span text:style-name="_5f_Correction_5f_surligné"><text:span text:style-name="T18">onc </text:span></text:span><text:span text:style-name="_5f_Correction_5f_surligné"><text:span text:style-name="T28">[NS], [SL], [KS] </text:span></text:span><text:span text:style-name="_5f_Correction_5f_surligné"><text:span text:style-name="T18">et </text:span></text:span><text:span text:style-name="_5f_Correction_5f_surligné"><text:span text:style-name="T28">[SM] ont la même longueur.</text:span></text:span></text:h>
      <text:h text:style-name="P11" text:outline-level="1"><text:span text:style-name="_5f_Correction_5f_surligné"><text:span text:style-name="T18">On en déduit que NS</text:span></text:span><text:span text:style-name="_5f_Correction_5f_surligné"><text:span text:style-name="T26"> </text:span></text:span><text:span text:style-name="_5f_Correction_5f_surligné"><text:span text:style-name="T18">=</text:span></text:span><text:span text:style-name="_5f_Correction_5f_surligné"><text:span text:style-name="T26"> </text:span></text:span><text:span text:style-name="_5f_Correction_5f_surligné"><text:span text:style-name="T41">SM</text:span></text:span><text:span text:style-name="_5f_Correction_5f_surligné"><text:span text:style-name="T44"> </text:span></text:span><text:span text:style-name="_5f_Correction_5f_surligné"><text:span text:style-name="T41">=</text:span></text:span><text:span text:style-name="_5f_Correction_5f_surligné"><text:span text:style-name="T44"> </text:span></text:span><text:span text:style-name="_5f_Correction_5f_surligné"><text:span text:style-name="T41">2,7</text:span></text:span><text:span text:style-name="_5f_Correction_5f_surligné"><text:span text:style-name="T44"> </text:span></text:span><text:span text:style-name="_5f_Correction_5f_surligné"><text:span text:style-name="T41">cm.</text:span></text:span></text:h>
      <text:list text:continue-numbering="true" text:style-name="_5f_Numérotation_20_des_20_exercices">
        <text:list-item>
          <text:list>
            <text:list-item>
              <text:h text:style-name="P35" text:outline-level="2"><text:span text:style-name="_5f_Caractères">Que peut-on dire du cercle de centre S passant par N ?</text:span></text:h>
            </text:list-item>
          </text:list>
        </text:list-item>
      </text:list>
      <text:h text:style-name="P10" text:outline-level="1"><text:span text:style-name="_5f_Correction_5f_surligné"><text:span text:style-name="T32">Le cercle de centre S passant par N </text:span></text:span><text:span text:style-name="_5f_Correction_5f_surligné"><text:span text:style-name="T34">passe aussi par </text:span></text:span><text:span text:style-name="_5f_Correction_5f_surligné"><text:span text:style-name="T33">le</text:span></text:span><text:span text:style-name="_5f_Correction_5f_surligné"><text:span text:style-name="T35">s sommets K, L et M du car</text:span></text:span><text:span text:style-name="_5f_Correction_5f_surligné"><text:span text:style-name="T33">ré.</text:span></text:span></text:h>
      <text:list text:continue-numbering="true" text:style-name="_5f_Numérotation_20_des_20_exercices">
        <text:list-item>
          <text:list>
            <text:list-item>
              <text:h text:style-name="P35" text:outline-level="2"><draw:g text:anchor-type="paragraph" draw:z-index="88" draw:name="Shape2" draw:style-name="gr1"><draw:custom-shape draw:style-name="gr2" draw:text-style-name="P46" svg:width="5.402cm" svg:height="5.402cm" draw:transform="skewX (-0.000349065850398819) rotate (0.216595360172496) translate (0.596194444444445cm 2.34068055555556cm)"><text:p/><draw:enhanced-geometry svg:viewBox="0 0 21600 21600" draw:glue-points="10800 0 0 10800 10800 21600 21600 10800" draw:text-areas="5400 5400 16200 16200" draw:type="diamond" draw:enhanced-path="M 10800 0 L 21600 10800 10800 21600 0 10800 10800 0 Z N"/></draw:custom-shape><draw:frame draw:style-name="gr3" draw:text-style-name="P48" svg:width="0.8cm" svg:height="0.731cm" draw:transform="rotate (0.213453767518907) translate (2.69169444444444cm 1.16240277777778cm)"><draw:text-box><text:p text:style-name="P47"><text:span text:style-name="T49">K</text:span></text:p></draw:text-box></draw:frame><draw:frame draw:style-name="gr4" draw:text-style-name="P48" svg:width="0.8cm" svg:height="0.727cm" draw:transform="rotate (0.216071761396898) translate (6.26886111111111cm 3.44311111111111cm)"><draw:text-box><text:p text:style-name="P47"><text:span text:style-name="T49">L</text:span></text:p></draw:text-box></draw:frame><draw:frame draw:style-name="gr3" draw:text-style-name="P48" svg:width="0.8cm" svg:height="0.731cm" draw:transform="rotate (0.2155481626213) translate (3.98286111111111cm 7.01322222222222cm)"><draw:text-box><text:p text:style-name="P47"><text:span text:style-name="T49">M</text:span></text:p></draw:text-box></draw:frame><draw:frame draw:style-name="gr5" draw:text-style-name="P48" svg:width="0.8cm" svg:height="0.729cm" draw:transform="rotate (0.213453767518907) translate (0.352777777777778cm 4.94947222222222cm)"><draw:text-box><text:p text:style-name="P47"><text:span text:style-name="T49">N</text:span></text:p></draw:text-box></draw:frame><draw:line draw:style-name="gr6" draw:text-style-name="P46" svg:x1="1.179cm" svg:y1="4.975cm" svg:x2="6.453cm" svg:y2="3.812cm"><text:p/></draw:line><draw:line draw:style-name="gr6" draw:text-style-name="P46" svg:x1="3.234cm" svg:y1="1.759cm" svg:x2="4.397cm" svg:y2="7.031cm"><text:p/></draw:line><draw:frame draw:style-name="gr5" draw:text-style-name="P48" svg:width="0.8cm" svg:height="0.729cm" draw:transform="rotate (0.2155481626213) translate (3.48897222222222cm 3.84704166666667cm)"><draw:text-box><text:p text:style-name="P47"><text:span text:style-name="T49">S</text:span></text:p></draw:text-box></draw:frame><draw:frame draw:style-name="gr4" draw:text-style-name="P49" svg:width="2.001cm" svg:height="0.727cm" draw:transform="rotate (0.21223203704251) translate (2.91570833333333cm 4.54554166666667cm)"><draw:text-box><text:p text:style-name="P47"><text:span text:style-name="T50">5,4 cm</text:span></text:p></draw:text-box></draw:frame><draw:custom-shape draw:style-name="gr7" draw:text-style-name="P46" svg:width="0.401cm" svg:height="0.399cm" draw:transform="rotate (0.208566845613322) translate (3.032125cm 1.78858333333333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46" svg:width="0.401cm" svg:height="0.401cm" draw:transform="rotate (0.208566845613322) translate (1.13065277777778cm 4.79072222222222cm)"><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46" svg:width="0.403cm" svg:height="0.399cm" draw:transform="rotate (0.207694180987325) translate (4.13102777777778cm 6.68866666666667cm)"><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46" svg:x1="2.005cm" svg:y1="3.408cm" svg:x2="2.305cm" svg:y2="3.508cm"><text:p/></draw:line><draw:line draw:style-name="gr8" draw:text-style-name="P46" svg:x1="5.306cm" svg:y1="5.409cm" svg:x2="5.606cm" svg:y2="5.509cm"><text:p/></draw:line><draw:line draw:style-name="gr8" draw:text-style-name="P46" svg:x1="4.706cm" svg:y1="2.908cm" svg:x2="4.806cm" svg:y2="2.608cm"><text:p/></draw:line><draw:line draw:style-name="gr8" draw:text-style-name="P46" svg:x1="2.605cm" svg:y1="6.006cm" svg:x2="2.705cm" svg:y2="5.706cm"><text:p/></draw:line><draw:custom-shape draw:style-name="gr7" draw:text-style-name="P46" svg:width="0.401cm" svg:height="0.401cm" draw:transform="rotate (0.208566845613322) translate (6.0325cm 3.69181944444444cm)"><text:p/><draw:enhanced-geometry svg:viewBox="0 0 21600 21600" draw:glue-points="10800 0 0 10800 10800 21600 21600 10800" draw:text-areas="5400 5400 16200 16200" draw:type="diamond" draw:enhanced-path="M 10800 0 L 21600 10800 10800 21600 0 10800 10800 0 Z N"/></draw:custom-shape></draw:g><text:span text:style-name="_5f_Caractères"><text:span text:style-name="T14">Sur une feuille</text:span></text:span><text:span text:style-name="_5f_Caractères"><text:span text:style-name="T11">, </text:span></text:span><text:span text:style-name="_5f_Caractères"><text:span text:style-name="T12">construis</text:span></text:span><text:span text:style-name="_5f_Caractères"> ce carré en vrai</text:span><text:span text:style-name="_5f_Caractères"><text:span text:style-name="T11">e</text:span></text:span><text:span text:style-name="_5f_Caractères"> grandeur.</text:span></text:h>
            </text:list-item>
          </text:list>
        </text:list-item>
      </text:list>
      <text:h text:style-name="P38" text:outline-level="2"><text:span text:style-name="_5f_Caractère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PingFang SC" svg:font-family="'PingFang SC'" style:font-family-generic="system" style:font-pitch="variable"/>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2pt" style:display-name="_Paragraphe_2pt" style:family="paragraph" style:parent-style-name="_5f_Paragraphe">
      <style:text-properties fo:font-size="2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_5f_Caractères_5f_2pt" style:display-name="_Caractères_2pt" style:family="text" style:parent-style-name="_5f_Caractères">
      <style:text-properties fo:font-size="2pt"/>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espacement_5f_-0_2c_2pt" style:display-name="_Caractères_espacement_-0,2pt" style:family="text" style:parent-style-name="_5f_Caractères">
      <style:text-properties fo:letter-spacing="-0.007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1pt" style:display-name="_Caractères_espacement_-0,1pt" style:family="text" style:parent-style-name="_5f_Caractères">
      <style:text-properties fo:letter-spacing="-0.004cm"/>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Character_5f_20_5f_style" style:display-name="Character_20_style" style:family="text"/>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draw:fill-image-width="0cm" draw:fill-image-height="0cm"/>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D_20_page_20_impaire_20__28_D_29_">
      <style:text-properties officeooo:rsid="00fe4814" officeooo:paragraph-rsid="00fe4814"/>
    </style:style>
    <style:style style:name="MP19" style:family="paragraph">
      <loext:graphic-properties draw:fill="solid" draw:fill-color="#9d0f89"/>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_5f_Header_20_D_20_page_20_paire_20__28_G_29_">
      <style:text-properties officeooo:paragraph-rsid="00fe4814"/>
    </style:style>
    <style:style style:name="MP22" style:family="paragraph" style:parent-style-name="_5f_Footer_20_page_20_paire_20__28_G_29_">
      <style:paragraph-properties fo:text-align="end" style:justify-single-word="false"/>
      <style:text-properties officeooo:paragraph-rsid="0135ac9e"/>
    </style:style>
    <style:style style:name="MP23" style:family="paragraph" style:parent-style-name="_5f_Footer_20_page_20_paire_20__28_G_29_">
      <style:text-properties officeooo:paragraph-rsid="0135ac9e"/>
    </style:style>
    <style:style style:name="MP24" style:family="paragraph" style:parent-style-name="_5f_Header_20_D_20_page_20_impaire_20__28_D_29_">
      <style:text-properties officeooo:rsid="0101821f" officeooo:paragraph-rsid="0101821f"/>
    </style:style>
    <style:style style:name="MP25" style:family="paragraph" style:parent-style-name="_5f_Header_20_D_20_page_20_paire_20__28_G_29_">
      <style:text-properties officeooo:rsid="0101821f" officeooo:paragraph-rsid="0101821f"/>
    </style:style>
    <style:style style:name="MP26" style:family="paragraph" style:parent-style-name="_5f_Footer_20_page_20_paire_20__28_G_29_">
      <style:paragraph-properties fo:text-align="end" style:justify-single-word="false"/>
      <style:text-properties officeooo:paragraph-rsid="01397109"/>
    </style:style>
    <style:style style:name="MP27" style:family="paragraph" style:parent-style-name="_5f_Footer_20_page_20_paire_20__28_G_29_">
      <style:text-properties officeooo:paragraph-rsid="01397109"/>
    </style:style>
    <style:style style:name="MP28" style:family="paragraph" style:parent-style-name="_5f_Header_20_M_20_page_20_impaire_20__28_D_29_">
      <style:text-properties officeooo:rsid="0101a5c8" officeooo:paragraph-rsid="0101a5c8"/>
    </style:style>
    <style:style style:name="MP29" style:family="paragraph">
      <loext:graphic-properties draw:fill="solid" draw:fill-color="#7fb241"/>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_5f_Header_20_M_20_page_20_paire_20__28_G_29_">
      <style:text-properties officeooo:rsid="0101a5c8" officeooo:paragraph-rsid="0101a5c8"/>
    </style:style>
    <style:style style:name="MP32" style:family="paragraph" style:parent-style-name="_5f_Footer_20_page_20_paire_20__28_G_29_">
      <style:paragraph-properties fo:text-align="end" style:justify-single-word="false"/>
      <style:text-properties officeooo:paragraph-rsid="013b50d8"/>
    </style:style>
    <style:style style:name="MP33" style:family="paragraph" style:parent-style-name="_5f_Footer_20_page_20_paire_20__28_G_29_">
      <style:text-properties officeooo:paragraph-rsid="013b50d8"/>
    </style:style>
    <style:style style:name="MP34" style:family="paragraph" style:parent-style-name="_5f_Header_20_M_20_page_20_impaire_20__28_D_29_">
      <style:text-properties officeooo:rsid="01035d0f" officeooo:paragraph-rsid="01035d0f"/>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size="16pt" officeooo:rsid="00fe4814" style:font-size-asian="16pt" style:font-size-complex="16pt"/>
    </style:style>
    <style:style style:name="MT5" style:family="text">
      <style:text-properties fo:font-variant="small-caps" fo:color="#7fb241" loext:opacity="100%" style:font-name="Bitstream Vera Sans6" fo:font-size="16pt" fo:font-weight="bold" officeooo:rsid="02768590"/>
    </style:style>
    <style:style style:name="MT6" style:family="text">
      <style:text-properties fo:font-variant="small-caps" fo:color="#7fb241" loext:opacity="100%" style:font-name="Bitstream Vera Sans6" fo:font-size="16pt" fo:font-weight="bold"/>
    </style:style>
    <style:style style:name="MT7" style:family="text">
      <style:text-properties fo:font-variant="small-caps" fo:color="#7fb241" loext:opacity="100%" style:font-name="Bitstream Vera Sans6" fo:font-size="16pt" fo:font-weight="bold" officeooo:rsid="0021cde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Numerique_5f_CLR_5f_d7e12c_5f_2col" style:display-name="SERIE_Numerique_CLR_d7e12c_2col" style:page-layout-name="Mpm10" draw:style-name="Mdp1">
      <style:header>
        <text:p text:style-name="MP1"><draw:path text:anchor-type="paragraph" draw:z-index="18" draw:name="Fond_Num_Serie_Impair_Numerique_2col" draw:style-name="Mgr1" draw:text-style-name="MP2" svg:width="4.329cm" svg:height="2.24cm" svg:x="-1.499cm" svg:y="-1cm" svg:viewBox="0 0 4330 2241" svg:d="M0 2241l3984-288c209-15 363-168 345-342l-170-1611h-4159z"><text:p/></draw:path><draw:frame text:anchor-type="paragraph" draw:z-index="25"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9" draw:name="Ligne_Entete_Impair_Numerique_2col" draw:style-name="Mgr3" draw:text-style-name="MP3" svg:x1="16.023cm" svg:y1="0.36cm" svg:x2="20.496cm" svg:y2="0.36cm"><text:p/></draw:line><draw:line text:anchor-type="paragraph" draw:z-index="23" draw:name="Ligne_Verticale_Impair_Numerique_2col" draw:style-name="Mgr3" draw:text-style-name="MP3" svg:x1="9.477cm" svg:y1="2.007cm" svg:x2="9.477cm" svg:y2="27.044cm"><text:p/></draw:line><draw:g text:anchor-type="paragraph" draw:z-index="0" draw:name="Fond_Num_Page_Impair_Numerique_2col" draw:style-name="Mgr4"><draw:path draw:style-name="Mgr5" draw:text-style-name="MP5" svg:width="0.855cm" svg:height="1.172cm" svg:x="18.459cm" svg:y="27.525cm" svg:viewBox="0 0 856 1173" svg:d="M856 1173h-856v-991c0-100 79-182 175-182h505c97 0 176 82 176 182z"><text:p/></draw:path></draw:g>À compléter</text:p>
      </style:header>
      <style:header-left>
        <text:p text:style-name="MP1"><draw:path text:anchor-type="paragraph" draw:z-index="20" draw:name="Fond_Num_Serie_Pair_Numerique_2col" draw:style-name="Mgr1" draw:text-style-name="MP2" svg:width="4.329cm" svg:height="2.24cm" svg:x="-1.499cm" svg:y="-1cm" svg:viewBox="0 0 4330 2241" svg:d="M0 2241l3984-288c209-15 363-168 345-342l-170-1611h-4159z"><text:p/></draw:path><draw:frame text:anchor-type="paragraph" draw:z-index="21"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22" draw:name="Ligne_Entete_Pair_Numerique_2col" draw:style-name="Mgr3" draw:text-style-name="MP3" svg:x1="16.023cm" svg:y1="0.36cm" svg:x2="20.496cm" svg:y2="0.36cm"><text:p/></draw:line><draw:line text:anchor-type="paragraph" draw:z-index="24" draw:name="Ligne_Verticale_Pair_Numerique_2col" draw:style-name="Mgr3" draw:text-style-name="MP3" svg:x1="9.477cm" svg:y1="2.007cm" svg:x2="9.477cm" svg:y2="27.044cm"><text:p/></draw:line><draw:g text:anchor-type="paragraph" draw:z-index="1" draw:name="Fond_Num_Page_Pair_Numerique_2col" draw:style-name="Mgr4"><draw:path draw:style-name="Mgr5" draw:text-style-name="MP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1col" style:display-name="SERIE_Geometrie_1col" style:page-layout-name="Mpm11" draw:style-name="Mdp1">
      <style:header>
        <text:p text:style-name="MP8"><draw:path text:anchor-type="paragraph" draw:z-index="26" draw:name="Fond_Num_Serie_Impair_Geometrie_1col" draw:style-name="Mgr6" draw:text-style-name="MP9" svg:width="4.329cm" svg:height="2.24cm" svg:x="-1.499cm" svg:y="-1cm" svg:viewBox="0 0 4330 2241" svg:d="M0 2241l3984-288c209-15 363-168 345-342l-170-1611h-4159z"><text:p/></draw:path><draw:frame text:anchor-type="paragraph" draw:z-index="29"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1" draw:name="Ligne_Entete_Impair_Geometrie_1col" draw:style-name="Mgr7" draw:text-style-name="MP3" svg:x1="16.023cm" svg:y1="0.36cm" svg:x2="20.496cm" svg:y2="0.36cm"><text:p/></draw:line><draw:g text:anchor-type="paragraph" draw:z-index="2"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27" draw:name="Fond_Num_Serie_Pair_Geometrie_1col" draw:style-name="Mgr6" draw:text-style-name="MP9" svg:width="4.329cm" svg:height="2.24cm" svg:x="-1.499cm" svg:y="-1cm" svg:viewBox="0 0 4330 2241" svg:d="M0 2241l3984-288c209-15 363-168 345-342l-170-1611h-4159z"><text:p/></draw:path><draw:frame text:anchor-type="paragraph" draw:z-index="28"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0" draw:name="Ligne_Entete_Pair_Geometrie_1col" draw:style-name="Mgr7" draw:text-style-name="MP3" svg:x1="16.023cm" svg:y1="0.36cm" svg:x2="20.496cm" svg:y2="0.36cm"><text:p/></draw:line><draw:g text:anchor-type="paragraph" draw:z-index="3"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14"><draw:path text:anchor-type="paragraph" draw:z-index="14" draw:name="Fond_Num_Serie_Impair_Geometrie_2col" draw:style-name="Mgr9" draw:text-style-name="MP9" svg:width="4.329cm" svg:height="2.24cm" svg:x="-1.499cm" svg:y="-1cm" svg:viewBox="0 0 4330 2241" svg:d="M0 2241l3984-288c209-15 363-168 345-342l-170-1611h-4159z"><text:p/></draw:path><draw:frame text:anchor-type="paragraph" draw:z-index="30" draw:name="Num_Serie_Impair_Geometrie_2col" draw:style-name="Mgr2" draw:text-style-name="MP4" svg:width="2.703cm" svg:height="0.715cm" draw:transform="rotate (0.0872664625997165) translate (-0.172861111111111cm 0.218722222222222cm)"><draw:text-box><text:p text:style-name="MP3"><text:span text:style-name="MT1">Série 2</text:span></text:p></draw:text-box></draw:frame><draw:line text:anchor-type="paragraph" draw:z-index="42" draw:name="Ligne_Entete_Impair_Geometrie_2col" draw:style-name="Mgr7" draw:text-style-name="MP3" svg:x1="74.799cm" svg:y1="0.36cm" svg:x2="66.978cm" svg:y2="0.36cm"><text:p/></draw:line><draw:line text:anchor-type="paragraph" draw:z-index="60" draw:name="Ligne_Verticale_Impair_Geometrie_2col" draw:style-name="Mgr7" draw:text-style-name="MP3" svg:x1="9.477cm" svg:y1="1.949cm" svg:x2="9.477cm" svg:y2="26.986cm"><text:p/></draw:line><draw:g text:anchor-type="paragraph" draw:z-index="4"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3">Parallélogrammes particuliers</text:span></text:p>
      </style:header>
      <style:header-left>
        <text:p text:style-name="MP15"><draw:path text:anchor-type="paragraph" draw:z-index="15" draw:name="Fond_Num_Serie_Pair_Geometrie_2col" draw:style-name="Mgr9" draw:text-style-name="MP9" svg:width="4.329cm" svg:height="2.24cm" svg:x="-1.499cm" svg:y="-1cm" svg:viewBox="0 0 4330 2241" svg:d="M0 2241l3984-288c209-15 363-168 345-342l-170-1611h-4159z"><text:p/></draw:path><draw:frame text:anchor-type="paragraph" draw:z-index="31" draw:name="Num_Serie_Pair_Geometrie_2col" draw:style-name="Mgr2" draw:text-style-name="MP4" svg:width="2.703cm" svg:height="0.715cm" draw:transform="rotate (0.0872664625997165) translate (-0.172861111111111cm 0.218722222222222cm)"><draw:text-box><text:p text:style-name="MP3"><text:span text:style-name="MT1">Série 2</text:span></text:p></draw:text-box></draw:frame><draw:line text:anchor-type="paragraph" draw:z-index="43" draw:name="Ligne_Entete_Pair_Geometrie_2col" draw:style-name="Mgr7" draw:text-style-name="MP3" svg:x1="67.144cm" svg:y1="0.36cm" svg:x2="59.572cm" svg:y2="0.346cm"><text:p/></draw:line><draw:line text:anchor-type="paragraph" draw:z-index="61" draw:name="Ligne_Verticale_Pair_Geometrie_2col" draw:style-name="Mgr7" draw:text-style-name="MP3" svg:x1="9.477cm" svg:y1="2.028cm" svg:x2="9.477cm" svg:y2="27.065cm"><text:p/></draw:line><draw:g text:anchor-type="paragraph" draw:z-index="5"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3">Parallélogrammes particuliers</text:span></text:p>
      </style:header-left>
      <style:footer>
        <text:h text:style-name="MP16" text:outline-level="1"><draw:frame draw:style-name="Mfr1" draw:name="Cadre_Pied_Impair_Geometrie_2col" text:anchor-type="paragraph" svg:x="12.587cm" svg:y="-0.088cm" draw:z-index="35"><draw:text-box fo:min-height="0.499cm" fo:min-width="5.126cm"><text:h text:style-name="MP6" text:outline-level="1">Parallélogrammes</text:h></draw:text-box></draw:frame><text:s text:c="4"/><text:span text:style-name="_5f_Caractères_5f_gras_5f_Blanc"><text:page-number text:select-page="current">1</text:page-number></text:span></text:h>
      </style:footer>
      <style:footer-left>
        <text:h text:style-name="MP17" text:outline-level="1"><draw:frame draw:style-name="Mfr1" draw:name="Cadre_Pied_Pair_Geometrie_2col" text:anchor-type="paragraph" svg:x="1.231cm" svg:y="-0.021cm" draw:z-index="16"><draw:text-box fo:min-height="0.425cm" fo:min-width="6.994cm"><text:h text:style-name="MP7" text:outline-level="1">Parallélogrammes</text:h></draw:text-box></draw:frame><text:span text:style-name="_5f_Caractères_5f_gras_5f_Blanc"><text:page-number text:select-page="current">2</text:page-number></text:span><text:s/></text:h>
      </style:footer-left>
    </style:master-page>
    <style:master-page style:name="SERIE_5f_Donnees_5f_1col" style:display-name="SERIE_Donnees_1col" style:page-layout-name="Mpm12" draw:style-name="Mdp1">
      <style:header>
        <text:p text:style-name="MP18"><draw:path text:anchor-type="paragraph" draw:z-index="32" draw:name="Fond_Num_Serie_Impair_Donnees_1col" draw:style-name="Mgr10" draw:text-style-name="MP19" svg:width="4.329cm" svg:height="2.24cm" svg:x="-1.499cm" svg:y="-1cm" svg:viewBox="0 0 4330 2241" svg:d="M0 2241l3984-288c209-15 363-168 345-342l-170-1611h-4159z"><text:p/></draw:path><draw:frame text:anchor-type="paragraph" draw:z-index="34"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5" draw:name="Ligne_Entete_Impair_Donnees_1col" draw:style-name="Mgr11" draw:text-style-name="MP3" svg:x1="16.023cm" svg:y1="0.36cm" svg:x2="20.496cm" svg:y2="0.36cm"><text:p/></draw:line><draw:g text:anchor-type="paragraph" draw:z-index="7" draw:name="Fond_Num_Page_Impair_Donnees_1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1"><draw:path text:anchor-type="paragraph" draw:z-index="33" draw:name="Fond_Num_Serie_Pair_Donnees_1col" draw:style-name="Mgr10" draw:text-style-name="MP19" svg:width="4.329cm" svg:height="2.24cm" svg:x="-1.499cm" svg:y="-1cm" svg:viewBox="0 0 4330 2241" svg:d="M0 2241l3984-288c209-15 363-168 345-342l-170-1611h-4159z"><text:p/></draw:path><draw:frame text:anchor-type="paragraph" draw:z-index="36"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4" draw:name="Ligne_Entete_Pair_Donnees_1col" draw:style-name="Mgr11" draw:text-style-name="MP3" svg:x1="16.023cm" svg:y1="0.36cm" svg:x2="20.496cm" svg:y2="0.36cm"><text:p/></draw:line><draw:g text:anchor-type="paragraph" draw:z-index="8" draw:name="Fond_Num_Page_Pair_Donnees_1col" draw:style-name="Mgr4"><draw:path draw:style-name="Mgr12" draw:text-style-name="MP20" svg:width="0.855cm" svg:height="1.172cm" svg:x="-0.272cm" svg:y="27.525cm" svg:viewBox="0 0 856 1173" svg:d="M856 1173h-856v-991c0-100 79-182 175-182h505c97 0 176 82 176 182z"><text:p/></draw:path></draw:g><text:span text:style-name="_5f_Caractères"><text:span text:style-name="MT4">À compléter</text:span></text:span></text:p>
      </style:header-left>
      <style:footer>
        <text:h text:style-name="MP22" text:outline-level="1"><draw:frame draw:style-name="Mfr1" draw:name="Cadre_Pied_Impair_Donne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3" text:outline-level="1"><draw:frame draw:style-name="Mfr1" draw:name="Cadre_Pied_Pair_Donne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24"><draw:path text:anchor-type="paragraph" draw:z-index="37" draw:name="Fond_Num_Serie_Impair_Donnees_2col" draw:style-name="Mgr10" draw:text-style-name="MP19" svg:width="4.329cm" svg:height="2.24cm" svg:x="-1.499cm" svg:y="-1cm" svg:viewBox="0 0 4330 2241" svg:d="M0 2241l3984-288c209-15 363-168 345-342l-170-1611h-4159z"><text:p/></draw:path><draw:frame text:anchor-type="paragraph" draw:z-index="38"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6" draw:name="Ligne_Entete_Impair_Donnees_2col" draw:style-name="Mgr11" draw:text-style-name="MP3" svg:x1="16.023cm" svg:y1="0.36cm" svg:x2="20.496cm" svg:y2="0.36cm"><text:p/></draw:line><draw:line text:anchor-type="paragraph" draw:z-index="62" draw:name="Ligne_Verticale_Impair_Donnees_2col" draw:style-name="Mgr11" draw:text-style-name="MP3" svg:x1="9.477cm" svg:y1="2.007cm" svg:x2="9.477cm" svg:y2="27.044cm"><text:p/></draw:line><draw:g text:anchor-type="paragraph" draw:z-index="6" draw:name="Fond_Num_Page_Impair_Donnees_2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5"><draw:path text:anchor-type="paragraph" draw:z-index="17" draw:name="Fond_Num_Serie_Pair_Donnees_2col" draw:style-name="Mgr10" draw:text-style-name="MP19" svg:width="4.329cm" svg:height="2.24cm" svg:x="-1.499cm" svg:y="-1cm" svg:viewBox="0 0 4330 2241" svg:d="M0 2241l3984-288c209-15 363-168 345-342l-170-1611h-4159z"><text:p/></draw:path><draw:frame text:anchor-type="paragraph" draw:z-index="39"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7" draw:name="Ligne_Entete_Pair_Donnees_2col" draw:style-name="Mgr11" draw:text-style-name="MP3" svg:x1="16.023cm" svg:y1="0.36cm" svg:x2="20.496cm" svg:y2="0.36cm"><text:p/></draw:line><draw:line text:anchor-type="paragraph" draw:z-index="63" draw:name="Ligne_Verticale_Pair_Donnees_2col" draw:style-name="Mgr11" draw:text-style-name="MP3" svg:x1="9.533cm" svg:y1="1.949cm" svg:x2="9.533cm" svg:y2="26.986cm"><text:p/></draw:line><draw:g text:anchor-type="paragraph" draw:z-index="9" draw:name="Fond_Num_Page_Pair_Donnees_2col" draw:style-name="Mgr4"><draw:path draw:style-name="Mgr12" draw:text-style-name="MP20" svg:width="0.855cm" svg:height="1.172cm" svg:x="-0.272cm" svg:y="27.525cm" svg:viewBox="0 0 856 1173" svg:d="M856 1173h-856v-991c0-100 79-182 175-182h505c97 0 176 82 176 182z"><text:p/></draw:path></draw:g>À compléter</text:p>
      </style:header-left>
      <style:footer>
        <text:h text:style-name="MP26" text:outline-level="1"><draw:frame draw:style-name="Mfr1" draw:name="Cadre_Pied_Impair_Donne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7" text:outline-level="1"><draw:frame draw:style-name="Mfr1" draw:name="Cadre_Pied_Pair_Donne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8"><draw:path text:anchor-type="paragraph" draw:z-index="48" draw:name="Fond_Num_Serie_Impair_Mesures_1col" draw:style-name="Mgr13" draw:text-style-name="MP29" svg:width="4.329cm" svg:height="2.24cm" svg:x="-1.499cm" svg:y="-1cm" svg:viewBox="0 0 4330 2241" svg:d="M0 2241l3984-288c209-15 363-168 345-342l-170-1611h-4159z"><text:p/></draw:path><draw:frame text:anchor-type="paragraph" draw:z-index="52"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6" draw:name="Ligne_Entete_Impair_Mesures_1col" draw:style-name="Mgr14" draw:text-style-name="MP3" svg:x1="16.023cm" svg:y1="0.36cm" svg:x2="20.496cm" svg:y2="0.36cm"><text:p/></draw:line><draw:g text:anchor-type="paragraph" draw:z-index="10" draw:name="Fond_Num_Page_Impair_Mesures_1col" draw:style-name="Mgr4"><draw:path draw:style-name="Mgr15" draw:text-style-name="MP30" svg:width="0.855cm" svg:height="1.172cm" svg:x="18.459cm" svg:y="27.525cm" svg:viewBox="0 0 856 1173" svg:d="M856 1173h-856v-991c0-100 79-182 175-182h505c97 0 176 82 176 182z"><text:p/></draw:path></draw:g><text:span text:style-name="MT5">À </text:span><text:span text:style-name="MT6">compléter</text:span></text:p>
      </style:header>
      <style:header-left>
        <text:p text:style-name="MP31"><draw:path text:anchor-type="paragraph" draw:z-index="49" draw:name="Fond_Num_Serie_Pair_Mesures_1col" draw:style-name="Mgr13" draw:text-style-name="MP29" svg:width="4.329cm" svg:height="2.24cm" svg:x="-1.499cm" svg:y="-1cm" svg:viewBox="0 0 4330 2241" svg:d="M0 2241l3984-288c209-15 363-168 345-342l-170-1611h-4159z"><text:p/></draw:path><draw:frame text:anchor-type="paragraph" draw:z-index="53"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7" draw:name="Ligne_Entete_Pair_Mesures_1col" draw:style-name="Mgr14" draw:text-style-name="MP3" svg:x1="16.023cm" svg:y1="0.36cm" svg:x2="20.496cm" svg:y2="0.36cm"><text:p/></draw:line><draw:g text:anchor-type="paragraph" draw:z-index="11" draw:name="Fond_Num_Page_Pair_Mesures_1col" draw:style-name="Mgr4"><draw:path draw:style-name="Mgr15" draw:text-style-name="MP30"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2" text:outline-level="1"><draw:frame draw:style-name="Mfr1" draw:name="Cadre_Pied_Impair_Mesur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10" draw:style-name="Mdp1">
      <style:header>
        <text:p text:style-name="MP34"><draw:path text:anchor-type="paragraph" draw:z-index="50" draw:name="Fond_Num_Serie_Impair_Mesures_2col" draw:style-name="Mgr13" draw:text-style-name="MP29" svg:width="4.329cm" svg:height="2.24cm" svg:x="-1.499cm" svg:y="-1cm" svg:viewBox="0 0 4330 2241" svg:d="M0 2241l3984-288c209-15 363-168 345-342l-170-1611h-4159z"><text:p/></draw:path><draw:frame text:anchor-type="paragraph" draw:z-index="54"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8" draw:name="Ligne_Entete_Impair_Mesures_2col" draw:style-name="Mgr14" draw:text-style-name="MP3" svg:x1="16.023cm" svg:y1="0.36cm" svg:x2="20.496cm" svg:y2="0.36cm"><text:p/></draw:line><draw:line text:anchor-type="paragraph" draw:z-index="64" draw:name="Ligne_Verticale_Impair_Mesures_2col" draw:style-name="Mgr14" draw:text-style-name="MP3" svg:x1="9.477cm" svg:y1="1.979cm" svg:x2="9.477cm" svg:y2="27.016cm"><text:p/></draw:line><draw:g text:anchor-type="paragraph" draw:z-index="12" draw:name="Fond_Num_Page_Impair_Mesures_2col" draw:style-name="Mgr4"><draw:path draw:style-name="Mgr15" draw:text-style-name="MP30"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34"><draw:path text:anchor-type="paragraph" draw:z-index="51" draw:name="Fond_Num_Serie_Pair_Mesures_2col" draw:style-name="Mgr13" draw:text-style-name="MP29" svg:width="4.329cm" svg:height="2.24cm" svg:x="-1.499cm" svg:y="-1cm" svg:viewBox="0 0 4330 2241" svg:d="M0 2241l3984-288c209-15 363-168 345-342l-170-1611h-4159z"><text:p/></draw:path><draw:frame text:anchor-type="paragraph" draw:z-index="55"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9" draw:name="Ligne_Entete_Pair_Mesures_2col" draw:style-name="Mgr14" draw:text-style-name="MP3" svg:x1="16.023cm" svg:y1="0.36cm" svg:x2="20.496cm" svg:y2="0.36cm"><text:p/></draw:line><draw:line text:anchor-type="paragraph" draw:z-index="65" draw:name="Ligne_Verticale_Pair_Mesures_2col" draw:style-name="Mgr14" draw:text-style-name="MP3" svg:x1="9.502cm" svg:y1="2.046cm" svg:x2="9.502cm" svg:y2="27.083cm"><text:p/></draw:line><draw:g text:anchor-type="paragraph" draw:z-index="13" draw:name="Fond_Num_Page_Pair_Mesures_2col" draw:style-name="Mgr4"><draw:path draw:style-name="Mgr15" draw:text-style-name="MP30" svg:width="0.855cm" svg:height="1.172cm" svg:x="-0.272cm" svg:y="27.525cm" svg:viewBox="0 0 856 1173" svg:d="M856 1173h-856v-991c0-100 79-182 175-182h505c97 0 176 82 176 182z"><text:p/></draw:path></draw:g><text:span text:style-name="MT5">À </text:span><text:span text:style-name="MT6">compléter</text:span></text:p>
      </style:header-left>
      <style:footer>
        <text:h text:style-name="MP32" text:outline-level="1"><draw:frame draw:style-name="Mfr1" draw:name="Cadre_Pied_Impair_Mesur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8T07:44:04.461000000</meta:creation-date>
    <meta:generator>LibreOffice/7.6.7.2$Windows_X86_64 LibreOffice_project/dd47e4b30cb7dab30588d6c79c651f218165e3c5</meta:generator>
    <meta:editing-duration>PT1H33M26S</meta:editing-duration>
    <meta:editing-cycles>15</meta:editing-cycles>
    <dc:date>2024-07-09T19:04:02.137000000</dc:date>
    <meta:print-date>2024-07-03T08:54:48.048397494</meta:print-date>
    <meta:printed-by>PDF files</meta:printed-by>
    <meta:document-statistic meta:table-count="1" meta:image-count="0" meta:object-count="11" meta:page-count="2" meta:paragraph-count="124" meta:word-count="541" meta:character-count="2560" meta:non-whitespace-character-count="2114"/>
    <meta:template xlink:type="simple" xlink:actuate="onRequest" xlink:title="Modele_Cahier" xlink:href="../../../../../../../../.config/libreoffice/4/user/template/Modele_Cahier.ott" meta:date="2024-07-03T08:01:36.643005617"/>
  </office:meta>
</office:document-meta>
</file>

<file path=Object 1/content.xml><?xml version="1.0" encoding="utf-8"?>
<math xmlns="http://www.w3.org/1998/Math/MathML" display="block">
  <semantics>
    <mstyle mathsize="10pt">
      <mover accent="true">
        <mi>GEF</mi>
        <mo stretchy="true">^</mo>
      </mover>
    </mstyle>
    <annotation encoding="StarMath 5.0">size 10 widehat { GEF }</annotation>
  </semantics>
</math>
</file>

<file path=Object 10/content.xml><?xml version="1.0" encoding="utf-8"?>
<math xmlns="http://www.w3.org/1998/Math/MathML" display="block">
  <semantics>
    <mstyle mathsize="10pt">
      <mover accent="true">
        <mi>NSM</mi>
        <mo stretchy="true">^</mo>
      </mover>
    </mstyle>
    <annotation encoding="StarMath 5.0">size 10 widehat {NSM}</annotation>
  </semantics>
</math>
</file>

<file path=Object 11/content.xml><?xml version="1.0" encoding="utf-8"?>
<math xmlns="http://www.w3.org/1998/Math/MathML" display="block">
  <semantics>
    <mstyle mathsize="10pt">
      <mover accent="true">
        <mi>NSM</mi>
        <mo stretchy="true">^</mo>
      </mover>
    </mstyle>
    <annotation encoding="StarMath 5.0">size 10 widehat {NSM} </annotation>
  </semantics>
</math>
</file>

<file path=Object 2/content.xml><?xml version="1.0" encoding="utf-8"?>
<math xmlns="http://www.w3.org/1998/Math/MathML" display="block">
  <semantics>
    <mstyle mathsize="10pt">
      <mover accent="true">
        <mi>MON</mi>
        <mo stretchy="true">^</mo>
      </mover>
    </mstyle>
    <annotation encoding="StarMath 5.0">size 10 widehat { MON }</annotation>
  </semantics>
</math>
</file>

<file path=Object 3/content.xml><?xml version="1.0" encoding="utf-8"?>
<math xmlns="http://www.w3.org/1998/Math/MathML" display="block">
  <semantics>
    <mstyle mathsize="10pt">
      <mover accent="true">
        <mi>MKL</mi>
        <mo stretchy="true">^</mo>
      </mover>
    </mstyle>
    <annotation encoding="StarMath 5.0">size 10 widehat { MKL }</annotation>
  </semantics>
</math>
</file>

<file path=Object 4/content.xml><?xml version="1.0" encoding="utf-8"?>
<math xmlns="http://www.w3.org/1998/Math/MathML" display="block">
  <semantics>
    <mstyle mathsize="10pt">
      <mover accent="true">
        <mi>NLM</mi>
        <mo stretchy="true">^</mo>
      </mover>
    </mstyle>
    <annotation encoding="StarMath 5.0">size 10 widehat { NLM }</annotation>
  </semantics>
</math>
</file>

<file path=Object 5/content.xml><?xml version="1.0" encoding="utf-8"?>
<math xmlns="http://www.w3.org/1998/Math/MathML" display="block">
  <semantics>
    <mstyle mathsize="10pt">
      <mover accent="true">
        <mi>HGF</mi>
        <mo stretchy="true">^</mo>
      </mover>
    </mstyle>
    <annotation encoding="StarMath 5.0">size 10 {widehat HGF}</annotation>
  </semantics>
</math>
</file>

<file path=Object 6/content.xml><?xml version="1.0" encoding="utf-8"?>
<math xmlns="http://www.w3.org/1998/Math/MathML" display="block">
  <semantics>
    <mstyle mathsize="10pt">
      <mover accent="true">
        <mi>EFG</mi>
        <mo stretchy="true">^</mo>
      </mover>
    </mstyle>
    <annotation encoding="StarMath 5.0">size10 widehat {EFG}</annotation>
  </semantics>
</math>
</file>

<file path=Object 7/content.xml><?xml version="1.0" encoding="utf-8"?>
<math xmlns="http://www.w3.org/1998/Math/MathML" display="block">
  <semantics>
    <mstyle mathsize="10pt">
      <mover accent="true">
        <mi>EFG</mi>
        <mo stretchy="true">^</mo>
      </mover>
    </mstyle>
    <annotation encoding="StarMath 5.0">size10 widehat {EFG}</annotation>
  </semantics>
</math>
</file>

<file path=Object 8/content.xml><?xml version="1.0" encoding="utf-8"?>
<math xmlns="http://www.w3.org/1998/Math/MathML" display="block">
  <semantics>
    <mstyle mathsize="10pt">
      <mover accent="true">
        <mi>EHG</mi>
        <mo stretchy="true">^</mo>
      </mover>
    </mstyle>
    <annotation encoding="StarMath 5.0">size10 widehat {EHG}</annotation>
  </semantics>
</math>
</file>

<file path=Object 9/content.xml><?xml version="1.0" encoding="utf-8"?>
<math xmlns="http://www.w3.org/1998/Math/MathML" display="block">
  <semantics>
    <mstyle mathsize="10pt">
      <mover accent="true">
        <mi>EFG</mi>
        <mo stretchy="true">^</mo>
      </mover>
    </mstyle>
    <annotation encoding="StarMath 5.0">size 10 widehat {EFG}</annotation>
  </semantics>
</math>
</file>